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Pictures/100002010000010000000100C5080FB260267362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Pictures/100002010000010000000100C5080FB260267362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Pictures/100002010000010000000100C5080FB260267362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5/Pictures/100002010000010000000100C5080FB260267362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Pictures/100002010000010000000100C5080FB260267362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Pictures/100002010000010000000100C5080FB260267362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Pictures/100002010000010000000100C5080FB260267362.png" manifest:media-type="image/png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25.88mm"/>
    </style:style>
    <style:style style:name="co8" style:family="table-column">
      <style:table-column-properties fo:break-before="auto" style:column-width="24.11mm"/>
    </style:style>
    <style:style style:name="co9" style:family="table-column">
      <style:table-column-properties fo:break-before="auto" style:column-width="14.5mm"/>
    </style:style>
    <style:style style:name="co10" style:family="table-column">
      <style:table-column-properties fo:break-before="auto" style:column-width="28.1mm"/>
    </style:style>
    <style:style style:name="co11" style:family="table-column">
      <style:table-column-properties fo:break-before="auto" style:column-width="33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"/>
    <style:style style:name="ce4" style:family="table-cell" style:parent-style-name="Default" style:data-style-name="N107"/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style:font-name="Liberation Sans" fo:font-size="13pt" fo:language="none" fo:country="none" style:font-name-asian="Arial Unicode MS" style:font-size-asian="13pt" style:language-asian="none" style:country-asian="none" style:font-name-complex="Arial Unicode MS" style:font-size-complex="13pt" style:language-complex="none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/>
    <style:style style:name="ce8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ximity sensors comparison" table:style-name="ta1">
        <table:shapes>
          <draw:frame draw:z-index="0" draw:style-name="gr1" draw:text-style-name="P1" svg:width="246.22mm" svg:height="150.81mm" svg:x="3.21mm" svg:y="182.81mm">
            <draw:object draw:notify-on-update-of-ranges="'Proximity sensors comparison'.A19:'Proximity sensors comparison'.A32 'Proximity sensors comparison'.B18:'Proximity sensors comparison'.B18 'Proximity sensors comparison'.B19:'Proximity sensors comparison'.B32 'Proximity sensors comparison'.F19:'Proximity sensors comparison'.F32 'Proximity sensors comparison'.F19:'Proximity sensors comparison'.F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0.07mm" svg:height="151.77mm" svg:x="254.69mm" svg:y="182.03mm">
            <draw:object draw:notify-on-update-of-ranges="'Proximity sensors comparison'.A19:'Proximity sensors comparison'.A32 'Proximity sensors comparison'.C18:'Proximity sensors comparison'.C18 'Proximity sensors comparison'.C19:'Proximity sensors comparison'.C32 'Proximity sensors comparison'.G19:'Proximity sensors comparison'.G32 'Proximity sensors comparison'.G19:'Proximity sensors comparison'.G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8.52mm" svg:height="139.79mm" svg:x="2.97mm" svg:y="337.96mm">
            <draw:object draw:notify-on-update-of-ranges="'Proximity sensors comparison'.A19:'Proximity sensors comparison'.A32 'Proximity sensors comparison'.E18:'Proximity sensors comparison'.E18 'Proximity sensors comparison'.E19:'Proximity sensors comparison'.E32 'Proximity sensors comparison'.I19:'Proximity sensors comparison'.I32 'Proximity sensors comparison'.I19:'Proximity sensors comparison'.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43.99mm" svg:height="137.24mm" svg:x="255.96mm" svg:y="340.28mm">
            <draw:object draw:notify-on-update-of-ranges="'Proximity sensors comparison'.A19:'Proximity sensors comparison'.A32 'Proximity sensors comparison'.D18:'Proximity sensors comparison'.D18 'Proximity sensors comparison'.D19:'Proximity sensors comparison'.D32 'Proximity sensors comparison'.H19:'Proximity sensors comparison'.H32 'Proximity sensors comparison'.H19:'Proximity sensors comparison'.H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343.13mm" svg:height="193mm" svg:x="2.41mm" svg:y="482.26mm">
            <draw:object draw:notify-on-update-of-ranges="'Proximity sensors comparison'.A19:'Proximity sensors comparison'.A32 'Proximity sensors comparison'.B18:'Proximity sensors comparison'.B18 'Proximity sensors comparison'.B19:'Proximity sensors comparison'.B32 'Proximity sensors comparison'.F19:'Proximity sensors comparison'.F32 'Proximity sensors comparison'.F19:'Proximity sensors comparison'.F32 'Proximity sensors comparison'.A19:'Proximity sensors comparison'.A32 'Proximity sensors comparison'.D18:'Proximity sensors comparison'.D18 'Proximity sensors comparison'.D19:'Proximity sensors comparison'.D32 'Proximity sensors comparison'.H19:'Proximity sensors comparison'.H32 'Proximity sensors comparison'.H19:'Proximity sensors comparison'.H32 'Proximity sensors comparison'.A19:'Proximity sensors comparison'.A32 'Proximity sensors comparison'.E18:'Proximity sensors comparison'.E18 'Proximity sensors comparison'.E19:'Proximity sensors comparison'.E32 'Proximity sensors comparison'.I19:'Proximity sensors comparison'.I32 'Proximity sensors comparison'.I19:'Proximity sensors comparison'.I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C-SR04 vs Sharp IR GP2Y0A02YK0F vs VL53L0X</text:p>
          </table:table-cell>
          <table:table-cell table:number-columns-repeated="4"/>
          <table:table-cell table:style-name="ce13" office:value-type="string" calcext:value-type="string">
            <text:p>English tutorials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Calculate average and standard deviation</text:p>
          </table:table-cell>
          <table:table-cell table:number-columns-repeated="4"/>
          <table:table-cell office:value-type="string" calcext:value-type="string">
            <text:p>Test and calibrate SharpIR sensor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Calcul Moyenne et écart type</text:p>
          </table:table-cell>
          <table:table-cell table:number-columns-repeated="4"/>
          <table:table-cell office:value-type="string" calcext:value-type="string">
            <text:p>https://diyprojects.io/proximity-sensor-a02yk0-test-calibration-sharp-gp2y0a02yk0f-asian-clone/</text:p>
          </table:table-cell>
          <table:table-cell table:style-name="ce3" table:number-columns-repeated="3"/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Comparative analysis. Demo project, measure the fill level of a water tank</text:p>
          </table:table-cell>
          <table:table-cell table:style-name="ce3" table:number-columns-repeated="3"/>
          <table:table-cell table:number-columns-repeated="4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https://diyprojects.io/hc-sr04-ultrasound-vs-sharp-gp2y0a02yk0f-ir-vl53l0x-laser-solutions-choose-distance-measurement-arduino-raspberrypi/</text:p>
          </table:table-cell>
          <table:table-cell table:number-columns-repeated="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3" office:value-type="string" calcext:value-type="string">
            <text:p>Tutoriels en français</text:p>
          </table:table-cell>
          <table:table-cell table:number-columns-repeated="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est et étalonnage du Sharp IR</text:p>
          </table:table-cell>
          <table:table-cell table:number-columns-repeated="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https://projetsdiy.fr/test-et-etalonnage-du-capteur-de-proximite-a02yk0-clone-asiatique-du-sharp-gp2y0a02yk0f/</text:p>
          </table:table-cell>
          <table:table-cell table:number-columns-repeated="7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Etude comparative. Projet de démo, mesurer le niveau de remplissage d’un réservoir d’eau</text:p>
          </table:table-cell>
          <table:table-cell table:number-columns-repeated="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https://projetsdiy.fr/comparaison-hc-sr04-ultrasons-sharp-gp2y0a02yk0f-ir-vl53l0x-laser-quelle-solutions-choisir-mesure-distance-arduino-raspberry-pi/</text:p>
          </table:table-cell>
          <table:table-cell table:number-columns-repeated="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2">
          <table:table-cell table:style-name="ce3" table:formula="of:=STDEV([.A4:.A13])" office:value-type="float" office:value="1.44913767461894" calcext:value-type="float">
            <text:p>1,45</text:p>
          </table:table-cell>
          <table:table-cell table:style-name="ce3" table:formula="of:=STDEV([.B4:.B13])" office:value-type="float" office:value="0.316227766016838" calcext:value-type="float">
            <text:p>0,32</text:p>
          </table:table-cell>
          <table:table-cell table:style-name="ce3" table:formula="of:=STDEV([.C4:.C13])" office:value-type="float" office:value="1.35400640077266" calcext:value-type="float">
            <text:p>1,35</text:p>
          </table:table-cell>
          <table:table-cell table:style-name="ce3"/>
          <table:table-cell table:number-columns-repeated="9"/>
        </table:table-row>
        <table:table-row table:style-name="ro2">
          <table:table-cell table:formula="of:=AVERAGE([.A4:.A13])" office:value-type="float" office:value="193.1" calcext:value-type="float">
            <text:p>193,1</text:p>
          </table:table-cell>
          <table:table-cell table:formula="of:=AVERAGE([.B4:.B13])" office:value-type="float" office:value="212.1" calcext:value-type="float">
            <text:p>212,1</text:p>
          </table:table-cell>
          <table:table-cell table:formula="of:=AVERAGE([.C4:.C13])" office:value-type="float" office:value="25.5" calcext:value-type="float">
            <text:p>25,5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Results – résulta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istance (mm)</text:p>
          </table:table-cell>
          <table:table-cell office:value-type="string" calcext:value-type="string">
            <text:p>HC-SR04</text:p>
          </table:table-cell>
          <table:table-cell office:value-type="string" calcext:value-type="string">
            <text:p>Sharp A02YK0 (Zsharp lib)</text:p>
          </table:table-cell>
          <table:table-cell office:value-type="string" calcext:value-type="string">
            <text:p>Sharp A02YK0 (calibrated)</text:p>
          </table:table-cell>
          <table:table-cell office:value-type="string" calcext:value-type="string">
            <text:p>VL53L0X</text:p>
          </table:table-cell>
          <table:table-cell office:value-type="string" calcext:value-type="string">
            <text:p>Delta HC-SR04</text:p>
          </table:table-cell>
          <table:table-cell office:value-type="string" calcext:value-type="string">
            <text:p>Delta IR</text:p>
          </table:table-cell>
          <table:table-cell office:value-type="string" calcext:value-type="string">
            <text:p>Delta IR Cal</text:p>
          </table:table-cell>
          <table:table-cell office:value-type="string" calcext:value-type="string">
            <text:p>Delta VL53L0X</text:p>
          </table:table-cell>
          <table:table-cell office:value-type="string" calcext:value-type="string">
            <text:p>SD HC-SR04</text:p>
          </table:table-cell>
          <table:table-cell office:value-type="string" calcext:value-type="string">
            <text:p>SD IR</text:p>
          </table:table-cell>
          <table:table-cell office:value-type="string" calcext:value-type="string">
            <text:p>SD IR Cal</text:p>
          </table:table-cell>
          <table:table-cell office:value-type="string" calcext:value-type="string">
            <text:p>SD VL53L0X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4" office:value-type="float" office:value="195.3" calcext:value-type="float">
            <text:p>195,3</text:p>
          </table:table-cell>
          <table:table-cell table:style-name="ce4" office:value-type="float" office:value="201.4" calcext:value-type="float">
            <text:p>201,4</text:p>
          </table:table-cell>
          <table:table-cell table:style-name="ce4" office:value-type="float" office:value="212" calcext:value-type="float">
            <text:p>212,0</text:p>
          </table:table-cell>
          <table:table-cell table:style-name="ce4" office:value-type="float" office:value="211.8" calcext:value-type="float">
            <text:p>211,8</text:p>
          </table:table-cell>
          <table:table-cell table:style-name="ce4" table:formula="of:=[.B19]-[.$A19]" office:value-type="float" office:value="-4.69999999999999" calcext:value-type="float">
            <text:p>-4,7</text:p>
          </table:table-cell>
          <table:table-cell table:style-name="ce4" table:formula="of:=[.C19]-[.$A19]" office:value-type="float" office:value="1.40000000000001" calcext:value-type="float">
            <text:p>1,4</text:p>
          </table:table-cell>
          <table:table-cell table:style-name="ce4" table:formula="of:=[.D19]-[.$A19]" office:value-type="float" office:value="12" calcext:value-type="float">
            <text:p>12,0</text:p>
          </table:table-cell>
          <table:table-cell table:style-name="ce4" table:formula="of:=[.E19]-[.$A19]" office:value-type="float" office:value="11.8" calcext:value-type="float">
            <text:p>11,8</text:p>
          </table:table-cell>
          <table:table-cell table:style-name="ce3" office:value-type="float" office:value="1.25166555703457" calcext:value-type="float">
            <text:p>1,25</text:p>
          </table:table-cell>
          <table:table-cell table:style-name="ce3" office:value-type="float" office:value="0.843274042711568" calcext:value-type="float">
            <text:p>0,84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1.81352940116473" calcext:value-type="float">
            <text:p>1,8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4" office:value-type="float" office:value="288.8" calcext:value-type="float">
            <text:p>288,8</text:p>
          </table:table-cell>
          <table:table-cell table:style-name="ce4" office:value-type="float" office:value="271.8" calcext:value-type="float">
            <text:p>271,8</text:p>
          </table:table-cell>
          <table:table-cell table:style-name="ce4" office:value-type="float" office:value="283.4" calcext:value-type="float">
            <text:p>283,4</text:p>
          </table:table-cell>
          <table:table-cell table:style-name="ce4" office:value-type="float" office:value="307.7" calcext:value-type="float">
            <text:p>307,7</text:p>
          </table:table-cell>
          <table:table-cell table:style-name="ce4" table:formula="of:=[.B20]-[.$A20]" office:value-type="float" office:value="-11.2" calcext:value-type="float">
            <text:p>-11,2</text:p>
          </table:table-cell>
          <table:table-cell table:style-name="ce4" table:formula="of:=[.C20]-[.$A20]" office:value-type="float" office:value="-28.2" calcext:value-type="float">
            <text:p>-28,2</text:p>
          </table:table-cell>
          <table:table-cell table:style-name="ce4" table:formula="of:=[.D20]-[.$A20]" office:value-type="float" office:value="-16.6" calcext:value-type="float">
            <text:p>-16,6</text:p>
          </table:table-cell>
          <table:table-cell table:style-name="ce4" table:formula="of:=[.E20]-[.$A20]" office:value-type="float" office:value="7.69999999999999" calcext:value-type="float">
            <text:p>7,7</text:p>
          </table:table-cell>
          <table:table-cell table:style-name="ce3" office:value-type="float" office:value="1.68654808542314" calcext:value-type="float">
            <text:p>1,69</text:p>
          </table:table-cell>
          <table:table-cell table:style-name="ce3" office:value-type="float" office:value="2.0976176963403" calcext:value-type="float">
            <text:p>2,10</text:p>
          </table:table-cell>
          <table:table-cell table:style-name="ce3" office:value-type="float" office:value="1.84" calcext:value-type="float">
            <text:p>1,84</text:p>
          </table:table-cell>
          <table:table-cell table:style-name="ce3" office:value-type="float" office:value="3.16403399335581" calcext:value-type="float">
            <text:p>3,16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4" office:value-type="float" office:value="393.3" calcext:value-type="float">
            <text:p>393,3</text:p>
          </table:table-cell>
          <table:table-cell table:style-name="ce4" office:value-type="float" office:value="377.8" calcext:value-type="float">
            <text:p>377,8</text:p>
          </table:table-cell>
          <table:table-cell table:style-name="ce4" office:value-type="float" office:value="384.4" calcext:value-type="float">
            <text:p>384,4</text:p>
          </table:table-cell>
          <table:table-cell table:style-name="ce4" office:value-type="float" office:value="415.5" calcext:value-type="float">
            <text:p>415,5</text:p>
          </table:table-cell>
          <table:table-cell table:style-name="ce4" table:formula="of:=[.B21]-[.$A21]" office:value-type="float" office:value="-6.69999999999999" calcext:value-type="float">
            <text:p>-6,7</text:p>
          </table:table-cell>
          <table:table-cell table:style-name="ce4" table:formula="of:=[.C21]-[.$A21]" office:value-type="float" office:value="-22.2" calcext:value-type="float">
            <text:p>-22,2</text:p>
          </table:table-cell>
          <table:table-cell table:style-name="ce4" table:formula="of:=[.D21]-[.$A21]" office:value-type="float" office:value="-15.6" calcext:value-type="float">
            <text:p>-15,6</text:p>
          </table:table-cell>
          <table:table-cell table:style-name="ce4" table:formula="of:=[.E21]-[.$A21]" office:value-type="float" office:value="15.5" calcext:value-type="float">
            <text:p>15,5</text:p>
          </table:table-cell>
          <table:table-cell table:style-name="ce3" office:value-type="float" office:value="3.52924291535105" calcext:value-type="float">
            <text:p>3,53</text:p>
          </table:table-cell>
          <table:table-cell table:style-name="ce3" office:value-type="float" office:value="5.02880591083896" calcext:value-type="float">
            <text:p>5,03</text:p>
          </table:table-cell>
          <table:table-cell table:style-name="ce3" office:value-type="float" office:value="7.52" calcext:value-type="float">
            <text:p>7,52</text:p>
          </table:table-cell>
          <table:table-cell table:style-name="ce3" office:value-type="float" office:value="3.02765035409749" calcext:value-type="float">
            <text:p>3,0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4" office:value-type="float" office:value="506.9" calcext:value-type="float">
            <text:p>506,9</text:p>
          </table:table-cell>
          <table:table-cell table:style-name="ce4" office:value-type="float" office:value="441.6" calcext:value-type="float">
            <text:p>441,6</text:p>
          </table:table-cell>
          <table:table-cell table:style-name="ce4" office:value-type="float" office:value="481.7" calcext:value-type="float">
            <text:p>481,7</text:p>
          </table:table-cell>
          <table:table-cell table:style-name="ce4" office:value-type="float" office:value="515.1" calcext:value-type="float">
            <text:p>515,1</text:p>
          </table:table-cell>
          <table:table-cell table:style-name="ce4" table:formula="of:=[.B22]-[.$A22]" office:value-type="float" office:value="6.89999999999998" calcext:value-type="float">
            <text:p>6,9</text:p>
          </table:table-cell>
          <table:table-cell table:style-name="ce4" table:formula="of:=[.C22]-[.$A22]" office:value-type="float" office:value="-58.4" calcext:value-type="float">
            <text:p>-58,4</text:p>
          </table:table-cell>
          <table:table-cell table:style-name="ce4" table:formula="of:=[.D22]-[.$A22]" office:value-type="float" office:value="-18.3" calcext:value-type="float">
            <text:p>-18,3</text:p>
          </table:table-cell>
          <table:table-cell table:style-name="ce4" table:formula="of:=[.E22]-[.$A22]" office:value-type="float" office:value="15.1" calcext:value-type="float">
            <text:p>15,1</text:p>
          </table:table-cell>
          <table:table-cell table:style-name="ce3" office:value-type="float" office:value="6.6072350915913" calcext:value-type="float">
            <text:p>6,61</text:p>
          </table:table-cell>
          <table:table-cell table:style-name="ce3" office:value-type="float" office:value="7.77746031098127" calcext:value-type="float">
            <text:p>7,78</text:p>
          </table:table-cell>
          <table:table-cell table:style-name="ce3" office:value-type="float" office:value="11.81" calcext:value-type="float">
            <text:p>11,81</text:p>
          </table:table-cell>
          <table:table-cell table:style-name="ce3" office:value-type="float" office:value="5.93389510449175" calcext:value-type="float">
            <text:p>5,9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float" office:value="574.8" calcext:value-type="float">
            <text:p>574,8</text:p>
          </table:table-cell>
          <table:table-cell table:style-name="ce4" office:value-type="float" office:value="598.7" calcext:value-type="float">
            <text:p>598,7</text:p>
          </table:table-cell>
          <table:table-cell table:style-name="ce4" office:value-type="float" office:value="606.3" calcext:value-type="float">
            <text:p>606,3</text:p>
          </table:table-cell>
          <table:table-cell table:style-name="ce4" office:value-type="float" office:value="610.7" calcext:value-type="float">
            <text:p>610,7</text:p>
          </table:table-cell>
          <table:table-cell table:style-name="ce4" table:formula="of:=[.B23]-[.$A23]" office:value-type="float" office:value="-25.2" calcext:value-type="float">
            <text:p>-25,2</text:p>
          </table:table-cell>
          <table:table-cell table:style-name="ce4" table:formula="of:=[.C23]-[.$A23]" office:value-type="float" office:value="-1.29999999999995" calcext:value-type="float">
            <text:p>-1,3</text:p>
          </table:table-cell>
          <table:table-cell table:style-name="ce4" table:formula="of:=[.D23]-[.$A23]" office:value-type="float" office:value="6.29999999999995" calcext:value-type="float">
            <text:p>6,3</text:p>
          </table:table-cell>
          <table:table-cell table:style-name="ce4" table:formula="of:=[.E23]-[.$A23]" office:value-type="float" office:value="10.7" calcext:value-type="float">
            <text:p>10,7</text:p>
          </table:table-cell>
          <table:table-cell table:style-name="ce3" office:value-type="float" office:value="2.69979423084221" calcext:value-type="float">
            <text:p>2,70</text:p>
          </table:table-cell>
          <table:table-cell table:style-name="ce3" office:value-type="float" office:value="7.18099343173817" calcext:value-type="float">
            <text:p>7,18</text:p>
          </table:table-cell>
          <table:table-cell table:style-name="ce3" office:value-type="float" office:value="28.02" calcext:value-type="float">
            <text:p>28,02</text:p>
          </table:table-cell>
          <table:table-cell table:style-name="ce3" office:value-type="float" office:value="7.22726319801163" calcext:value-type="float">
            <text:p>7,2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4" office:value-type="float" office:value="669" calcext:value-type="float">
            <text:p>669,0</text:p>
          </table:table-cell>
          <table:table-cell table:style-name="ce4" office:value-type="float" office:value="813.8" calcext:value-type="float">
            <text:p>813,8</text:p>
          </table:table-cell>
          <table:table-cell table:style-name="ce4" office:value-type="float" office:value="721.2" calcext:value-type="float">
            <text:p>721,2</text:p>
          </table:table-cell>
          <table:table-cell table:style-name="ce4" office:value-type="float" office:value="729" calcext:value-type="float">
            <text:p>729,0</text:p>
          </table:table-cell>
          <table:table-cell table:style-name="ce4" table:formula="of:=[.B24]-[.$A24]" office:value-type="float" office:value="-31" calcext:value-type="float">
            <text:p>-31,0</text:p>
          </table:table-cell>
          <table:table-cell table:style-name="ce4" table:formula="of:=[.C24]-[.$A24]" office:value-type="float" office:value="113.8" calcext:value-type="float">
            <text:p>113,8</text:p>
          </table:table-cell>
          <table:table-cell table:style-name="ce4" table:formula="of:=[.D24]-[.$A24]" office:value-type="float" office:value="21.2" calcext:value-type="float">
            <text:p>21,2</text:p>
          </table:table-cell>
          <table:table-cell table:style-name="ce4" table:formula="of:=[.E24]-[.$A24]" office:value-type="float" office:value="29" calcext:value-type="float">
            <text:p>29,0</text:p>
          </table:table-cell>
          <table:table-cell table:style-name="ce3" office:value-type="float" office:value="3.16227766016838" calcext:value-type="float">
            <text:p>3,16</text:p>
          </table:table-cell>
          <table:table-cell table:style-name="ce3" office:value-type="float" office:value="34.8801121302989" calcext:value-type="float">
            <text:p>34,88</text:p>
          </table:table-cell>
          <table:table-cell table:style-name="ce3" office:value-type="float" office:value="44.27" calcext:value-type="float">
            <text:p>44,27</text:p>
          </table:table-cell>
          <table:table-cell table:style-name="ce3" office:value-type="float" office:value="5.96284793999944" calcext:value-type="float">
            <text:p>5,96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4" office:value-type="float" office:value="761.2" calcext:value-type="float">
            <text:p>761,2</text:p>
          </table:table-cell>
          <table:table-cell table:style-name="ce4" office:value-type="float" office:value="1041.1" calcext:value-type="float">
            <text:p>1 041,1</text:p>
          </table:table-cell>
          <table:table-cell table:style-name="ce4" office:value-type="float" office:value="805.9" calcext:value-type="float">
            <text:p>805,9</text:p>
          </table:table-cell>
          <table:table-cell table:style-name="ce4" office:value-type="float" office:value="801" calcext:value-type="float">
            <text:p>801,0</text:p>
          </table:table-cell>
          <table:table-cell table:style-name="ce4" table:formula="of:=[.B25]-[.$A25]" office:value-type="float" office:value="-38.8" calcext:value-type="float">
            <text:p>-38,8</text:p>
          </table:table-cell>
          <table:table-cell table:style-name="ce4" table:formula="of:=[.C25]-[.$A25]" office:value-type="float" office:value="241.1" calcext:value-type="float">
            <text:p>241,1</text:p>
          </table:table-cell>
          <table:table-cell table:style-name="ce4" table:formula="of:=[.D25]-[.$A25]" office:value-type="float" office:value="5.89999999999998" calcext:value-type="float">
            <text:p>5,9</text:p>
          </table:table-cell>
          <table:table-cell table:style-name="ce4" table:formula="of:=[.E25]-[.$A25]" office:value-type="float" office:value="1" calcext:value-type="float">
            <text:p>1,0</text:p>
          </table:table-cell>
          <table:table-cell table:style-name="ce3" office:value-type="float" office:value="4.51663591625449" calcext:value-type="float">
            <text:p>4,52</text:p>
          </table:table-cell>
          <table:table-cell table:style-name="ce3" office:value-type="float" office:value="12.2967927164408" calcext:value-type="float">
            <text:p>12,30</text:p>
          </table:table-cell>
          <table:table-cell table:style-name="ce3" office:value-type="float" office:value="59.35" calcext:value-type="float">
            <text:p>59,35</text:p>
          </table:table-cell>
          <table:table-cell table:style-name="ce3" office:value-type="float" office:value="11.2447518622887" calcext:value-type="float">
            <text:p>11,2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4" office:value-type="float" office:value="860.2" calcext:value-type="float">
            <text:p>860,2</text:p>
          </table:table-cell>
          <table:table-cell table:style-name="ce4" office:value-type="float" office:value="1010.8" calcext:value-type="float">
            <text:p>1 010,8</text:p>
          </table:table-cell>
          <table:table-cell table:style-name="ce4" office:value-type="float" office:value="954" calcext:value-type="float">
            <text:p>954,0</text:p>
          </table:table-cell>
          <table:table-cell table:style-name="ce4" office:value-type="float" office:value="858.6" calcext:value-type="float">
            <text:p>858,6</text:p>
          </table:table-cell>
          <table:table-cell table:style-name="ce4" table:formula="of:=[.B26]-[.$A26]" office:value-type="float" office:value="-39.8" calcext:value-type="float">
            <text:p>-39,8</text:p>
          </table:table-cell>
          <table:table-cell table:style-name="ce4" table:formula="of:=[.C26]-[.$A26]" office:value-type="float" office:value="110.8" calcext:value-type="float">
            <text:p>110,8</text:p>
          </table:table-cell>
          <table:table-cell table:style-name="ce4" table:formula="of:=[.D26]-[.$A26]" office:value-type="float" office:value="54" calcext:value-type="float">
            <text:p>54,0</text:p>
          </table:table-cell>
          <table:table-cell table:style-name="ce4" table:formula="of:=[.E26]-[.$A26]" office:value-type="float" office:value="-41.4" calcext:value-type="float">
            <text:p>-41,4</text:p>
          </table:table-cell>
          <table:table-cell table:style-name="ce3" office:value-type="float" office:value="1.68654808542314" calcext:value-type="float">
            <text:p>1,69</text:p>
          </table:table-cell>
          <table:table-cell table:style-name="ce3" office:value-type="float" office:value="104.102300113345" calcext:value-type="float">
            <text:p>104,10</text:p>
          </table:table-cell>
          <table:table-cell table:style-name="ce3" office:value-type="float" office:value="92.49" calcext:value-type="float">
            <text:p>92,49</text:p>
          </table:table-cell>
          <table:table-cell table:style-name="ce3" office:value-type="float" office:value="24.3912552635844" calcext:value-type="float">
            <text:p>24,39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4" office:value-type="float" office:value="952.1" calcext:value-type="float">
            <text:p>952,1</text:p>
          </table:table-cell>
          <table:table-cell table:style-name="ce4" office:value-type="float" office:value="1294.6" calcext:value-type="float">
            <text:p>1 294,6</text:p>
          </table:table-cell>
          <table:table-cell table:style-name="ce4" office:value-type="float" office:value="1090.5" calcext:value-type="float">
            <text:p>1 090,5</text:p>
          </table:table-cell>
          <table:table-cell table:style-name="ce4" office:value-type="float" office:value="977.3" calcext:value-type="float">
            <text:p>977,3</text:p>
          </table:table-cell>
          <table:table-cell table:style-name="ce4" table:formula="of:=[.B27]-[.$A27]" office:value-type="float" office:value="-47.9" calcext:value-type="float">
            <text:p>-47,9</text:p>
          </table:table-cell>
          <table:table-cell table:style-name="ce4" table:formula="of:=[.C27]-[.$A27]" office:value-type="float" office:value="294.6" calcext:value-type="float">
            <text:p>294,6</text:p>
          </table:table-cell>
          <table:table-cell table:style-name="ce4" table:formula="of:=[.D27]-[.$A27]" office:value-type="float" office:value="90.5" calcext:value-type="float">
            <text:p>90,5</text:p>
          </table:table-cell>
          <table:table-cell table:style-name="ce4" table:formula="of:=[.E27]-[.$A27]" office:value-type="float" office:value="-22.7" calcext:value-type="float">
            <text:p>-22,7</text:p>
          </table:table-cell>
          <table:table-cell table:style-name="ce3" office:value-type="float" office:value="6.6072350915913" calcext:value-type="float">
            <text:p>6,61</text:p>
          </table:table-cell>
          <table:table-cell table:style-name="ce3" office:value-type="float" office:value="39.2235756769942" calcext:value-type="float">
            <text:p>39,22</text:p>
          </table:table-cell>
          <table:table-cell table:style-name="ce3" office:value-type="float" office:value="133.9" calcext:value-type="float">
            <text:p>133,90</text:p>
          </table:table-cell>
          <table:table-cell table:style-name="ce3" office:value-type="float" office:value="17.994134846913" calcext:value-type="float">
            <text:p>17,99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4" office:value-type="float" office:value="1052.2" calcext:value-type="float">
            <text:p>1 052,2</text:p>
          </table:table-cell>
          <table:table-cell table:style-name="ce4" office:value-type="float" office:value="1661.4" calcext:value-type="float">
            <text:p>1 661,4</text:p>
          </table:table-cell>
          <table:table-cell table:style-name="ce4" office:value-type="float" office:value="1131.6" calcext:value-type="float">
            <text:p>1 131,6</text:p>
          </table:table-cell>
          <table:table-cell table:style-name="ce4" office:value-type="float" office:value="1080.33333333333" calcext:value-type="float">
            <text:p>1 080,3</text:p>
          </table:table-cell>
          <table:table-cell table:style-name="ce4" table:formula="of:=[.B28]-[.$A28]" office:value-type="float" office:value="-47.8" calcext:value-type="float">
            <text:p>-47,8</text:p>
          </table:table-cell>
          <table:table-cell table:style-name="ce4" table:formula="of:=[.C28]-[.$A28]" office:value-type="float" office:value="561.4" calcext:value-type="float">
            <text:p>561,4</text:p>
          </table:table-cell>
          <table:table-cell table:style-name="ce4" table:formula="of:=[.D28]-[.$A28]" office:value-type="float" office:value="31.5999999999999" calcext:value-type="float">
            <text:p>31,6</text:p>
          </table:table-cell>
          <table:table-cell table:style-name="ce4" table:formula="of:=[.E28]-[.$A28]" office:value-type="float" office:value="-19.6666666666667" calcext:value-type="float">
            <text:p>-19,7</text:p>
          </table:table-cell>
          <table:table-cell table:style-name="ce3" office:value-type="float" office:value="7.19258877827263" calcext:value-type="float">
            <text:p>7,19</text:p>
          </table:table-cell>
          <table:table-cell table:style-name="ce3" office:value-type="float" office:value="39.8446985181216" calcext:value-type="float">
            <text:p>39,84</text:p>
          </table:table-cell>
          <table:table-cell table:style-name="ce3" office:value-type="float" office:value="128.11" calcext:value-type="float">
            <text:p>128,11</text:p>
          </table:table-cell>
          <table:table-cell table:style-name="ce3" office:value-type="float" office:value="19.7863589374094" calcext:value-type="float">
            <text:p>19,79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4" office:value-type="float" office:value="1148.1" calcext:value-type="float">
            <text:p>1 148,1</text:p>
          </table:table-cell>
          <table:table-cell table:style-name="ce4" office:value-type="float" office:value="1468.5" calcext:value-type="float">
            <text:p>1 468,5</text:p>
          </table:table-cell>
          <table:table-cell table:style-name="ce4" office:value-type="float" office:value="1196" calcext:value-type="float">
            <text:p>1 196,0</text:p>
          </table:table-cell>
          <table:table-cell table:style-name="ce4" office:value-type="float" office:value="1149.33333333333" calcext:value-type="float">
            <text:p>1 149,3</text:p>
          </table:table-cell>
          <table:table-cell table:style-name="ce4" table:formula="of:=[.B29]-[.$A29]" office:value-type="float" office:value="-51.9000000000001" calcext:value-type="float">
            <text:p>-51,9</text:p>
          </table:table-cell>
          <table:table-cell table:style-name="ce4" table:formula="of:=[.C29]-[.$A29]" office:value-type="float" office:value="268.5" calcext:value-type="float">
            <text:p>268,5</text:p>
          </table:table-cell>
          <table:table-cell table:style-name="ce4" table:formula="of:=[.D29]-[.$A29]" office:value-type="float" office:value="-4" calcext:value-type="float">
            <text:p>-4,0</text:p>
          </table:table-cell>
          <table:table-cell table:style-name="ce4" table:formula="of:=[.E29]-[.$A29]" office:value-type="float" office:value="-50.6666666666667" calcext:value-type="float">
            <text:p>-50,7</text:p>
          </table:table-cell>
          <table:table-cell table:style-name="ce3" office:value-type="float" office:value="7.09381577306757" calcext:value-type="float">
            <text:p>7,09</text:p>
          </table:table-cell>
          <table:table-cell table:style-name="ce3" office:value-type="float" office:value="59.0691684947966" calcext:value-type="float">
            <text:p>59,07</text:p>
          </table:table-cell>
          <table:table-cell table:style-name="ce3" office:value-type="float" office:value="127" calcext:value-type="float">
            <text:p>127,00</text:p>
          </table:table-cell>
          <table:table-cell table:style-name="ce3" office:value-type="float" office:value="50.1148680533033" calcext:value-type="float">
            <text:p>50,11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4" office:value-type="float" office:value="1241.5" calcext:value-type="float">
            <text:p>1 241,5</text:p>
          </table:table-cell>
          <table:table-cell table:style-name="ce4" office:value-type="float" office:value="2050.3" calcext:value-type="float">
            <text:p>2 050,3</text:p>
          </table:table-cell>
          <table:table-cell table:style-name="ce4" office:value-type="float" office:value="1221.71" calcext:value-type="float">
            <text:p>1 221,7</text:p>
          </table:table-cell>
          <table:table-cell table:style-name="ce4" office:value-type="float" office:value="1221.8" calcext:value-type="float">
            <text:p>1 221,8</text:p>
          </table:table-cell>
          <table:table-cell table:style-name="ce4" table:formula="of:=[.B30]-[.$A30]" office:value-type="float" office:value="-58.5" calcext:value-type="float">
            <text:p>-58,5</text:p>
          </table:table-cell>
          <table:table-cell table:style-name="ce4" table:formula="of:=[.C30]-[.$A30]" office:value-type="float" office:value="750.3" calcext:value-type="float">
            <text:p>750,3</text:p>
          </table:table-cell>
          <table:table-cell table:style-name="ce4" table:formula="of:=[.D30]-[.$A30]" office:value-type="float" office:value="-78.29" calcext:value-type="float">
            <text:p>-78,3</text:p>
          </table:table-cell>
          <table:table-cell table:style-name="ce4" table:formula="of:=[.E30]-[.$A30]" office:value-type="float" office:value="-78.2000000000001" calcext:value-type="float">
            <text:p>-78,2</text:p>
          </table:table-cell>
          <table:table-cell table:style-name="ce3" office:value-type="float" office:value="4.4783429475148" calcext:value-type="float">
            <text:p>4,48</text:p>
          </table:table-cell>
          <table:table-cell table:style-name="ce3" office:value-type="float" office:value="64.3480984783372" calcext:value-type="float">
            <text:p>64,35</text:p>
          </table:table-cell>
          <table:table-cell table:style-name="ce3" office:value-type="float" office:value="31.91" calcext:value-type="float">
            <text:p>31,91</text:p>
          </table:table-cell>
          <table:table-cell table:style-name="ce3" office:value-type="float" office:value="39.8909624963962" calcext:value-type="float">
            <text:p>39,89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4" office:value-type="float" office:value="1339.5" calcext:value-type="float">
            <text:p>1 339,5</text:p>
          </table:table-cell>
          <table:table-cell table:style-name="ce4" office:value-type="float" office:value="1907.3" calcext:value-type="float">
            <text:p>1 907,3</text:p>
          </table:table-cell>
          <table:table-cell table:style-name="ce4" office:value-type="float" office:value="1385" calcext:value-type="float">
            <text:p>1 385,0</text:p>
          </table:table-cell>
          <table:table-cell table:style-name="ce4" office:value-type="float" office:value="1347.28571428571" calcext:value-type="float">
            <text:p>1 347,3</text:p>
          </table:table-cell>
          <table:table-cell table:style-name="ce4" table:formula="of:=[.B31]-[.$A31]" office:value-type="float" office:value="-60.5" calcext:value-type="float">
            <text:p>-60,5</text:p>
          </table:table-cell>
          <table:table-cell table:style-name="ce4" table:formula="of:=[.C31]-[.$A31]" office:value-type="float" office:value="507.3" calcext:value-type="float">
            <text:p>507,3</text:p>
          </table:table-cell>
          <table:table-cell table:style-name="ce4" table:formula="of:=[.D31]-[.$A31]" office:value-type="float" office:value="-15" calcext:value-type="float">
            <text:p>-15,0</text:p>
          </table:table-cell>
          <table:table-cell table:style-name="ce4" table:formula="of:=[.E31]-[.$A31]" office:value-type="float" office:value="-52.7142857142858" calcext:value-type="float">
            <text:p>-52,7</text:p>
          </table:table-cell>
          <table:table-cell table:style-name="ce3" office:value-type="float" office:value="6.22271823419816" calcext:value-type="float">
            <text:p>6,22</text:p>
          </table:table-cell>
          <table:table-cell table:style-name="ce3" office:value-type="float" office:value="35.5091537494207" calcext:value-type="float">
            <text:p>35,51</text:p>
          </table:table-cell>
          <table:table-cell table:style-name="ce3" office:value-type="float" office:value="123.493589577219" calcext:value-type="float">
            <text:p>123,49</text:p>
          </table:table-cell>
          <table:table-cell table:style-name="ce3" office:value-type="float" office:value="42.0583494909722" calcext:value-type="float">
            <text:p>42,06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ce4" office:value-type="float" office:value="1438.1" calcext:value-type="float">
            <text:p>1 438,1</text:p>
          </table:table-cell>
          <table:table-cell table:style-name="ce4" office:value-type="float" office:value="1778.4" calcext:value-type="float">
            <text:p>1 778,4</text:p>
          </table:table-cell>
          <table:table-cell table:style-name="ce4" office:value-type="float" office:value="1412.28" calcext:value-type="float">
            <text:p>1 412,3</text:p>
          </table:table-cell>
          <table:table-cell table:style-name="ce4" office:value-type="float" office:value="1371.85714285714" calcext:value-type="float">
            <text:p>1 371,9</text:p>
          </table:table-cell>
          <table:table-cell table:style-name="ce4" table:formula="of:=[.B32]-[.$A32]" office:value-type="float" office:value="-61.9000000000001" calcext:value-type="float">
            <text:p>-61,9</text:p>
          </table:table-cell>
          <table:table-cell table:style-name="ce4" table:formula="of:=[.C32]-[.$A32]" office:value-type="float" office:value="278.4" calcext:value-type="float">
            <text:p>278,4</text:p>
          </table:table-cell>
          <table:table-cell table:style-name="ce4" table:formula="of:=[.D32]-[.$A32]" office:value-type="float" office:value="-87.72" calcext:value-type="float">
            <text:p>-87,7</text:p>
          </table:table-cell>
          <table:table-cell table:style-name="ce4" table:formula="of:=[.E32]-[.$A32]" office:value-type="float" office:value="-128.142857142857" calcext:value-type="float">
            <text:p>-128,1</text:p>
          </table:table-cell>
          <table:table-cell table:style-name="ce3" office:value-type="float" office:value="6.48845127900333" calcext:value-type="float">
            <text:p>6,49</text:p>
          </table:table-cell>
          <table:table-cell table:style-name="ce3" office:value-type="float" office:value="22.3964282866711" calcext:value-type="float">
            <text:p>22,40</text:p>
          </table:table-cell>
          <table:table-cell table:style-name="ce3" office:value-type="float" office:value="84" calcext:value-type="float">
            <text:p>84,00</text:p>
          </table:table-cell>
          <table:table-cell table:style-name="ce3" office:value-type="float" office:value="45.4511773643931" calcext:value-type="float">
            <text:p>45,45</text:p>
          </table:table-cell>
        </table:table-row>
        <table:table-row table:style-name="ro2" table:number-rows-repeated="6">
          <table:table-cell table:number-columns-repeated="13"/>
        </table:table-row>
        <table:table-row table:style-name="ro1">
          <table:table-cell table:style-name="ce1" office:value-type="string" calcext:value-type="string">
            <text:p>Graphs – graphiques</text:p>
          </table:table-cell>
          <table:table-cell table:number-columns-repeated="12"/>
        </table:table-row>
      </table:table>
      <table:table table:name="Sharp GP2Y0A02YK0F calibration" table:style-name="ta1">
        <table:shapes>
          <draw:frame draw:z-index="0" draw:style-name="gr1" draw:text-style-name="P1" svg:width="206mm" svg:height="115.87mm" svg:x="145.04mm" svg:y="6.41mm">
            <draw:object draw:notify-on-update-of-ranges="'Sharp GP2Y0A02YK0F calibration'.A4:'Sharp GP2Y0A02YK0F calibration'.A19 'Sharp GP2Y0A02YK0F calibration'.B3:'Sharp GP2Y0A02YK0F calibration'.B3 'Sharp GP2Y0A02YK0F calibration'.B4:'Sharp GP2Y0A02YK0F calibration'.B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81.59mm" svg:height="102.14mm" svg:x="146.22mm" svg:y="164.51mm">
            <draw:object draw:notify-on-update-of-ranges="'Sharp GP2Y0A02YK0F calibration'.A40:'Sharp GP2Y0A02YK0F calibration'.A50 'Sharp GP2Y0A02YK0F calibration'.B39:'Sharp GP2Y0A02YK0F calibration'.B39 'Sharp GP2Y0A02YK0F calibration'.B40:'Sharp GP2Y0A02YK0F calibration'.B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Sharp GP2Y0A02YK0F calibr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talonnage du Sharp GP2Y0A02YK0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stance (mm)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rr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style-name="ce7" table:formula="of:=138773.464825732*[.B4]^(-1.02334700479148)" office:value-type="float" office:value="1795.27456880858" calcext:value-type="float">
            <text:p>1 795</text:p>
          </table:table-cell>
          <table:table-cell table:style-name="ce4" table:formula="of:=[.C4]-[.A4]" office:value-type="float" office:value="295.274568808582" calcext:value-type="float">
            <text:p>295,3</text:p>
          </table:table-cell>
          <table:table-cell table:style-name="ce8" table:formula="of:=[.D4]/[.A4]" office:value-type="percentage" office:value="0.196849712539055" calcext:value-type="percentage">
            <text:p>19,7%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80" calcext:value-type="float">
            <text:p>80</text:p>
          </table:table-cell>
          <table:table-cell table:style-name="ce7" table:formula="of:=138773.464825732*[.B5]^(-1.02334700479148)" office:value-type="float" office:value="1565.97560991311" calcext:value-type="float">
            <text:p>1 566</text:p>
          </table:table-cell>
          <table:table-cell table:style-name="ce4" table:formula="of:=[.C5]-[.A5]" office:value-type="float" office:value="165.975609913109" calcext:value-type="float">
            <text:p>166,0</text:p>
          </table:table-cell>
          <table:table-cell table:style-name="ce8" table:formula="of:=[.D5]/[.A5]" office:value-type="percentage" office:value="0.118554007080792" calcext:value-type="percentage">
            <text:p>11,9%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90" calcext:value-type="float">
            <text:p>90</text:p>
          </table:table-cell>
          <table:table-cell table:style-name="ce7" table:formula="of:=138773.464825732*[.B6]^(-1.02334700479148)" office:value-type="float" office:value="1388.15580319425" calcext:value-type="float">
            <text:p>1 388</text:p>
          </table:table-cell>
          <table:table-cell table:style-name="ce4" table:formula="of:=[.C6]-[.A6]" office:value-type="float" office:value="88.1558031942489" calcext:value-type="float">
            <text:p>88,2</text:p>
          </table:table-cell>
          <table:table-cell table:style-name="ce8" table:formula="of:=[.D6]/[.A6]" office:value-type="percentage" office:value="0.0678121563032683" calcext:value-type="percentage">
            <text:p>6,8%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95" calcext:value-type="float">
            <text:p>95</text:p>
          </table:table-cell>
          <table:table-cell table:style-name="ce7" table:formula="of:=138773.464825732*[.B7]^(-1.02334700479148)" office:value-type="float" office:value="1313.43596428164" calcext:value-type="float">
            <text:p>1 313</text:p>
          </table:table-cell>
          <table:table-cell table:style-name="ce4" table:formula="of:=[.C7]-[.A7]" office:value-type="float" office:value="113.435964281638" calcext:value-type="float">
            <text:p>113,4</text:p>
          </table:table-cell>
          <table:table-cell table:style-name="ce8" table:formula="of:=[.D7]/[.A7]" office:value-type="percentage" office:value="0.0945299702346985" calcext:value-type="percentage">
            <text:p>9,5%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table:style-name="ce7" table:formula="of:=138773.464825732*[.B8]^(-1.02334700479148)" office:value-type="float" office:value="1109.80149626413" calcext:value-type="float">
            <text:p>1 110</text:p>
          </table:table-cell>
          <table:table-cell table:style-name="ce4" table:formula="of:=[.C8]-[.A8]" office:value-type="float" office:value="9.80149626413436" calcext:value-type="float">
            <text:p>9,8</text:p>
          </table:table-cell>
          <table:table-cell table:style-name="ce8" table:formula="of:=[.D8]/[.A8]" office:value-type="percentage" office:value="0.00891045114921305" calcext:value-type="percentage">
            <text:p>0,9%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16" calcext:value-type="float">
            <text:p>116</text:p>
          </table:table-cell>
          <table:table-cell table:style-name="ce7" table:formula="of:=138773.464825732*[.B9]^(-1.02334700479148)" office:value-type="float" office:value="1070.65495652596" calcext:value-type="float">
            <text:p>1 071</text:p>
          </table:table-cell>
          <table:table-cell table:style-name="ce4" table:formula="of:=[.C9]-[.A9]" office:value-type="float" office:value="70.6549565259631" calcext:value-type="float">
            <text:p>70,7</text:p>
          </table:table-cell>
          <table:table-cell table:style-name="ce8" table:formula="of:=[.D9]/[.A9]" office:value-type="percentage" office:value="0.0706549565259631" calcext:value-type="percentage">
            <text:p>7,1%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table:style-name="ce7" table:formula="of:=138773.464825732*[.B10]^(-1.02334700479148)" office:value-type="float" office:value="968.053636579983" calcext:value-type="float">
            <text:p>968</text:p>
          </table:table-cell>
          <table:table-cell table:style-name="ce4" table:formula="of:=[.C10]-[.A10]" office:value-type="float" office:value="68.0536365799833" calcext:value-type="float">
            <text:p>68,1</text:p>
          </table:table-cell>
          <table:table-cell table:style-name="ce8" table:formula="of:=[.D10]/[.A10]" office:value-type="percentage" office:value="0.075615151755537" calcext:value-type="percentage">
            <text:p>7,6%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63" calcext:value-type="float">
            <text:p>163</text:p>
          </table:table-cell>
          <table:table-cell table:style-name="ce7" table:formula="of:=138773.464825732*[.B11]^(-1.02334700479148)" office:value-type="float" office:value="755.911361051938" calcext:value-type="float">
            <text:p>756</text:p>
          </table:table-cell>
          <table:table-cell table:style-name="ce4" table:formula="of:=[.C11]-[.A11]" office:value-type="float" office:value="-44.0886389480619" calcext:value-type="float">
            <text:p>-44,1</text:p>
          </table:table-cell>
          <table:table-cell table:style-name="ce8" table:formula="of:=[.D11]/[.A11]" office:value-type="percentage" office:value="-0.0551107986850774" calcext:value-type="percentage">
            <text:p>-5,5%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" calcext:value-type="float">
            <text:p>184</text:p>
          </table:table-cell>
          <table:table-cell table:style-name="ce7" table:formula="of:=138773.464825732*[.B12]^(-1.02334700479148)" office:value-type="float" office:value="667.74692398474" calcext:value-type="float">
            <text:p>668</text:p>
          </table:table-cell>
          <table:table-cell table:style-name="ce4" table:formula="of:=[.C12]-[.A12]" office:value-type="float" office:value="-32.2530760152596" calcext:value-type="float">
            <text:p>-32,3</text:p>
          </table:table-cell>
          <table:table-cell table:style-name="ce8" table:formula="of:=[.D12]/[.A12]" office:value-type="percentage" office:value="-0.0460758228789423" calcext:value-type="percentage">
            <text:p>-4,6%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15" calcext:value-type="float">
            <text:p>215</text:p>
          </table:table-cell>
          <table:table-cell table:style-name="ce7" table:formula="of:=138773.464825732*[.B13]^(-1.02334700479148)" office:value-type="float" office:value="569.393519367355" calcext:value-type="float">
            <text:p>569</text:p>
          </table:table-cell>
          <table:table-cell table:style-name="ce4" table:formula="of:=[.C13]-[.A13]" office:value-type="float" office:value="-30.6064806326451" calcext:value-type="float">
            <text:p>-30,6</text:p>
          </table:table-cell>
          <table:table-cell table:style-name="ce8" table:formula="of:=[.D13]/[.A13]" office:value-type="percentage" office:value="-0.0510108010544085" calcext:value-type="percentage">
            <text:p>-5,1%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47" calcext:value-type="float">
            <text:p>247</text:p>
          </table:table-cell>
          <table:table-cell table:style-name="ce7" table:formula="of:=138773.464825732*[.B14]^(-1.02334700479148)" office:value-type="float" office:value="494.0230028858" calcext:value-type="float">
            <text:p>494</text:p>
          </table:table-cell>
          <table:table-cell table:style-name="ce4" table:formula="of:=[.C14]-[.A14]" office:value-type="float" office:value="-5.97699711419972" calcext:value-type="float">
            <text:p>-6,0</text:p>
          </table:table-cell>
          <table:table-cell table:style-name="ce8" table:formula="of:=[.D14]/[.A14]" office:value-type="percentage" office:value="-0.0119539942283994" calcext:value-type="percentage">
            <text:p>-1,2%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25" calcext:value-type="float">
            <text:p>325</text:p>
          </table:table-cell>
          <table:table-cell table:style-name="ce7" table:formula="of:=138773.464825732*[.B15]^(-1.02334700479148)" office:value-type="float" office:value="373.05951203047" calcext:value-type="float">
            <text:p>373</text:p>
          </table:table-cell>
          <table:table-cell table:style-name="ce4" table:formula="of:=[.C15]-[.A15]" office:value-type="float" office:value="-26.9404879695297" calcext:value-type="float">
            <text:p>-26,9</text:p>
          </table:table-cell>
          <table:table-cell table:style-name="ce8" table:formula="of:=[.D15]/[.A15]" office:value-type="percentage" office:value="-0.0673512199238243" calcext:value-type="percentage">
            <text:p>-6,7%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78" calcext:value-type="float">
            <text:p>378</text:p>
          </table:table-cell>
          <table:table-cell table:style-name="ce7" table:formula="of:=138773.464825732*[.B16]^(-1.02334700479148)" office:value-type="float" office:value="319.62292267385" calcext:value-type="float">
            <text:p>320</text:p>
          </table:table-cell>
          <table:table-cell table:style-name="ce4" table:formula="of:=[.C16]-[.A16]" office:value-type="float" office:value="19.6229226738503" calcext:value-type="float">
            <text:p>19,6</text:p>
          </table:table-cell>
          <table:table-cell table:style-name="ce8" table:formula="of:=[.D16]/[.A16]" office:value-type="percentage" office:value="0.0654097422461676" calcext:value-type="percentage">
            <text:p>6,5%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58" calcext:value-type="float">
            <text:p>558</text:p>
          </table:table-cell>
          <table:table-cell table:style-name="ce7" table:formula="of:=138773.464825732*[.B17]^(-1.02334700479148)" office:value-type="float" office:value="214.558908377047" calcext:value-type="float">
            <text:p>215</text:p>
          </table:table-cell>
          <table:table-cell table:style-name="ce4" table:formula="of:=[.C17]-[.A17]" office:value-type="float" office:value="14.5589083770468" calcext:value-type="float">
            <text:p>14,6</text:p>
          </table:table-cell>
          <table:table-cell table:style-name="ce8" table:formula="of:=[.D17]/[.A17]" office:value-type="percentage" office:value="0.072794541885234" calcext:value-type="percentage">
            <text:p>7,3%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 table:number-rows-repeated="14">
          <table:table-cell/>
          <table:table-cell table:style-name="ce4" table:number-columns-repeated="2"/>
          <table:table-cell table:style-name="ce3"/>
          <table:table-cell/>
        </table:table-row>
        <table:table-row table:style-name="ro3">
          <table:table-cell table:style-name="ce5" office:value-type="string" calcext:value-type="string">
            <text:p>Sharp GP2Y0A02YK0F calibration under 200mm (prof of test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talonnage du Sharp GP2Y0A02YK0F en dessous de 200mm (test de faisabilité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gnal</text:p>
          </table:table-cell>
          <table:table-cell office:value-type="string" calcext:value-type="string">
            <text:p>Distance (mm)</text:p>
          </table:table-cell>
          <table:table-cell table:number-columns-repeated="3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6" office:value-type="float" office:value="625" calcext:value-type="float">
            <text:p>62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number number:decimal-places="0" loext:min-decimal-places="0" number:min-integer-digits="0"/>
    </number:number-style>
    <number:number-style style:name="N110">
      <number:number number:decimal-places="0" loext:min-decimal-places="0" number:min-integer-digits="0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10:02:07.63526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09:53:24.492023000</meta:creation-date>
    <dc:date>2018-06-18T10:08:10.213056000</dc:date>
    <meta:editing-duration>PT1H6M15S</meta:editing-duration>
    <meta:editing-cycles>4</meta:editing-cycles>
    <meta:generator>LibreOffice/5.4.7.2$MacOSX_X86_64 LibreOffice_project/c838ef25c16710f8838b1faec480ebba495259d0</meta:generator>
    <meta:document-statistic meta:table-count="2" meta:cell-count="349" meta:object-count="7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'Proximity sensors comparison'.F19:'Proximity sensors comparison'.F32" chart:error-lower-range="'Proximity sensors comparison'.F19:'Proximity sensors comparison'.F32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 chart:error-category="cell-range" chart:error-upper-range="'Proximity sensors comparison'.F19:'Proximity sensors comparison'.F32" chart:error-lower-range="'Proximity sensors comparison'.F19:'Proximity sensors comparison'.F32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Proximity sensors comparison'.F19:'Proximity sensors comparison'.F32" chart:error-lower-range="'Proximity sensors comparison'.F19:'Proximity sensors comparison'.F3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24.623cm" svg:height="15.082cm" xlink:href=".." xlink:type="simple" chart:class="chart:scatter" chart:style-name="ch1">
        <chart:title svg:x="11.23cm" svg:y="1.13cm" chart:style-name="ch2">
          <text:p>HC-SR04</text:p>
        </chart:title>
        <chart:plot-area chart:style-name="ch3" table:cell-range-address="'Proximity sensors comparison'.A19:'Proximity sensors comparison'.B32 'Proximity sensors comparison'.B18:'Proximity sensors comparison'.B18" chart:data-source-has-labels="row" svg:x="0.881cm" svg:y="0.484cm" svg:width="22.568cm" svg:height="14.032cm">
          <chartooo:coordinate-region svg:x="2.032cm" svg:y="0.686cm" svg:width="21.015cm" svg:height="13.18cm"/>
          <chart:axis chart:dimension="x" chart:name="primary-x" chart:style-name="ch4">
            <chart:title svg:x="11.078cm" svg:y="14.552cm" chart:style-name="ch5">
              <text:p>Distance (mm)</text:p>
            </chart:title>
          </chart:axis>
          <chart:axis chart:dimension="y" chart:name="primary-y" chart:style-name="ch6">
            <chart:title svg:x="0cm" svg:y="10.727cm" chart:style-name="ch7">
              <text:p>Distance mesurée - Measured distance (mm)</text:p>
            </chart:title>
            <chart:grid chart:style-name="ch8" chart:class="major"/>
          </chart:axis>
          <chart:series chart:style-name="ch9" chart:values-cell-range-address="'Proximity sensors comparison'.B19:'Proximity sensors comparison'.B32" chart:label-cell-address="'Proximity sensors comparison'.B18:'Proximity sensors comparison'.B18" chart:class="chart:scatter">
            <chart:domain table:cell-range-address="'Proximity sensors comparison'.A19:'Proximity sensors comparison'.A32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draw:frame draw:style-name="gr1" draw:text-style-name="P1" svg:width="1.409cm" svg:height="1.454cm" svg:x="0cm" svg:y="13.627cm">
          <draw:image xlink:href="Pictures/100002010000010000000100C5080FB260267362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C-SR04</text:p>
                <draw:g>
                  <svg:desc>'Proximity sensors comparison'.B18:'Proximity sensors comparison'.B1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Proximity sensors comparison'.A19:'Proximity sensors comparison'.A32</svg:desc>
                </draw:g>
              </table:table-cell>
              <table:table-cell office:value-type="float" office:value="195.3">
                <text:p>195.3</text:p>
                <draw:g>
                  <svg:desc>'Proximity sensors comparison'.B19:'Proximity sensors comparison'.B32</svg:desc>
                </draw:g>
              </table:table-cell>
              <table:table-cell office:value-type="float" office:value="-4.69999999999999">
                <text:p>-4.69999999999999</text:p>
                <draw:g>
                  <svg:desc>'Proximity sensors comparison'.F19:'Proximity sensors comparison'.F32</svg:desc>
                </draw:g>
              </table:table-cell>
              <table:table-cell office:value-type="float" office:value="-4.69999999999999">
                <text:p>-4.69999999999999</text:p>
                <draw:g>
                  <svg:desc>'Proximity sensors comparison'.F19:'Proximity sensors comparison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88.8">
                <text:p>288.8</text:p>
              </table:table-cell>
              <table:table-cell office:value-type="float" office:value="-11.2">
                <text:p>-11.2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93.3">
                <text:p>393.3</text:p>
              </table:table-cell>
              <table:table-cell office:value-type="float" office:value="-6.69999999999999">
                <text:p>-6.69999999999999</text:p>
              </table:table-cell>
              <table:table-cell office:value-type="float" office:value="-6.69999999999999">
                <text:p>-6.6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06.9">
                <text:p>506.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6.89999999999998">
                <text:p>6.8999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574.8">
                <text:p>574.8</text:p>
              </table:table-cell>
              <table:table-cell office:value-type="float" office:value="-25.2">
                <text:p>-25.2</text:p>
              </table:table-cell>
              <table:table-cell office:value-type="float" office:value="-25.2">
                <text:p>-2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669">
                <text:p>669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761.2">
                <text:p>761.2</text:p>
              </table:table-cell>
              <table:table-cell office:value-type="float" office:value="-38.8">
                <text:p>-38.8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860.2">
                <text:p>860.2</text:p>
              </table:table-cell>
              <table:table-cell office:value-type="float" office:value="-39.8">
                <text:p>-39.8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952.1">
                <text:p>952.1</text:p>
              </table:table-cell>
              <table:table-cell office:value-type="float" office:value="-47.9">
                <text:p>-47.9</text:p>
              </table:table-cell>
              <table:table-cell office:value-type="float" office:value="-47.9">
                <text:p>-4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052.2">
                <text:p>1052.2</text:p>
              </table:table-cell>
              <table:table-cell office:value-type="float" office:value="-47.8">
                <text:p>-47.8</text:p>
              </table:table-cell>
              <table:table-cell office:value-type="float" office:value="-47.8">
                <text:p>-4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148.1">
                <text:p>1148.1</text:p>
              </table:table-cell>
              <table:table-cell office:value-type="float" office:value="-51.9000000000001">
                <text:p>-51.9000000000001</text:p>
              </table:table-cell>
              <table:table-cell office:value-type="float" office:value="-51.9000000000001">
                <text:p>-51.9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1241.5">
                <text:p>1241.5</text:p>
              </table:table-cell>
              <table:table-cell office:value-type="float" office:value="-58.5">
                <text:p>-58.5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1339.5">
                <text:p>1339.5</text:p>
              </table:table-cell>
              <table:table-cell office:value-type="float" office:value="-60.5">
                <text:p>-60.5</text:p>
              </table:table-cell>
              <table:table-cell office:value-type="float" office:value="-60.5">
                <text:p>-6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1438.1">
                <text:p>1438.1</text:p>
              </table:table-cell>
              <table:table-cell office:value-type="float" office:value="-61.9000000000001">
                <text:p>-61.9000000000001</text:p>
              </table:table-cell>
              <table:table-cell office:value-type="float" office:value="-61.9000000000001">
                <text:p>-61.90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MacOSX_X86_64 LibreOffice_project/c838ef25c16710f8838b1faec480ebba495259d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9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'Proximity sensors comparison'.G19:'Proximity sensors comparison'.G32" chart:error-lower-range="'Proximity sensors comparison'.G19:'Proximity sensors comparison'.G32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 chart:error-category="cell-range" chart:error-upper-range="'Proximity sensors comparison'.G19:'Proximity sensors comparison'.G32" chart:error-lower-range="'Proximity sensors comparison'.G19:'Proximity sensors comparison'.G32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roximity sensors comparison'.G19:'Proximity sensors comparison'.G32" chart:error-lower-range="'Proximity sensors comparison'.G19:'Proximity sensors comparison'.G3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27.008cm" svg:height="15.178cm" xlink:href=".." xlink:type="simple" chart:class="chart:scatter" chart:style-name="ch1">
        <chart:title svg:x="11.837cm" svg:y="0.75cm" chart:style-name="ch2">
          <text:p>Sharp A02YK0</text:p>
        </chart:title>
        <chart:subtitle svg:x="11.114cm" svg:y="1.538cm" chart:style-name="ch3">
          <text:p>with ZSharp Arduino library</text:p>
        </chart:subtitle>
        <chart:plot-area chart:style-name="ch4" table:cell-range-address="'Proximity sensors comparison'.A19:'Proximity sensors comparison'.A32 'Proximity sensors comparison'.C18:'Proximity sensors comparison'.C32" chart:data-source-has-labels="row" svg:x="1.406cm" svg:y="0.178cm" svg:width="24.778cm" svg:height="13.787cm">
          <chartooo:coordinate-region svg:x="2.457cm" svg:y="0.379cm" svg:width="23.325cm" svg:height="12.936cm"/>
          <chart:axis chart:dimension="x" chart:name="primary-x" chart:style-name="ch5">
            <chart:title svg:x="12.708cm" svg:y="14.268cm" chart:style-name="ch6">
              <text:p>Distance (mm)</text:p>
            </chart:title>
          </chart:axis>
          <chart:axis chart:dimension="y" chart:name="primary-y" chart:style-name="ch7">
            <chart:title svg:x="0.336cm" svg:y="10.258cm" chart:style-name="ch8">
              <text:p>Distance mesurée - Measured distance(mm)</text:p>
            </chart:title>
            <chart:grid chart:style-name="ch9" chart:class="major"/>
          </chart:axis>
          <chart:series chart:style-name="ch10" chart:values-cell-range-address="'Proximity sensors comparison'.C19:'Proximity sensors comparison'.C32" chart:label-cell-address="'Proximity sensors comparison'.C18:'Proximity sensors comparison'.C18" chart:class="chart:scatter">
            <chart:domain table:cell-range-address="'Proximity sensors comparison'.A19:'Proximity sensors comparison'.A32"/>
            <chart:error-indicator chart:style-name="ch11" chart:dimension="y"/>
            <chart:data-point chart:repeated="14"/>
          </chart:series>
          <chart:wall chart:style-name="ch12"/>
          <chart:floor chart:style-name="ch13"/>
        </chart:plot-area>
        <draw:frame draw:style-name="gr1" draw:text-style-name="P1" svg:width="1.409cm" svg:height="1.454cm" svg:x="0cm" svg:y="13.723cm">
          <draw:image xlink:href="Pictures/100002010000010000000100C5080FB260267362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rp A02YK0 (Zsharp lib)</text:p>
                <draw:g>
                  <svg:desc>'Proximity sensors comparison'.C18:'Proximity sensors comparison'.C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Proximity sensors comparison'.A19:'Proximity sensors comparison'.A32</svg:desc>
                </draw:g>
              </table:table-cell>
              <table:table-cell office:value-type="float" office:value="201.4">
                <text:p>201.4</text:p>
                <draw:g>
                  <svg:desc>'Proximity sensors comparison'.C19:'Proximity sensors comparison'.C32</svg:desc>
                </draw:g>
              </table:table-cell>
              <table:table-cell office:value-type="float" office:value="1.40000000000001">
                <text:p>1.40000000000001</text:p>
                <draw:g>
                  <svg:desc>'Proximity sensors comparison'.G19:'Proximity sensors comparison'.G32</svg:desc>
                </draw:g>
              </table:table-cell>
              <table:table-cell office:value-type="float" office:value="1.40000000000001">
                <text:p>1.40000000000001</text:p>
                <draw:g>
                  <svg:desc>'Proximity sensors comparison'.G19:'Proximity sensors comparison'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71.8">
                <text:p>271.8</text:p>
              </table:table-cell>
              <table:table-cell office:value-type="float" office:value="-28.2">
                <text:p>-28.2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77.8">
                <text:p>377.8</text:p>
              </table:table-cell>
              <table:table-cell office:value-type="float" office:value="-22.2">
                <text:p>-22.2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41.6">
                <text:p>441.6</text:p>
              </table:table-cell>
              <table:table-cell office:value-type="float" office:value="-58.4">
                <text:p>-58.4</text:p>
              </table:table-cell>
              <table:table-cell office:value-type="float" office:value="-58.4">
                <text:p>-5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598.7">
                <text:p>598.7</text:p>
              </table:table-cell>
              <table:table-cell office:value-type="float" office:value="-1.29999999999995">
                <text:p>-1.29999999999995</text:p>
              </table:table-cell>
              <table:table-cell office:value-type="float" office:value="-1.29999999999995">
                <text:p>-1.29999999999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813.8">
                <text:p>813.8</text:p>
              </table:table-cell>
              <table:table-cell office:value-type="float" office:value="113.8">
                <text:p>113.8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1041.1">
                <text:p>1041.1</text:p>
              </table:table-cell>
              <table:table-cell office:value-type="float" office:value="241.1">
                <text:p>241.1</text:p>
              </table:table-cell>
              <table:table-cell office:value-type="float" office:value="241.1">
                <text:p>24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1010.8">
                <text:p>1010.8</text:p>
              </table:table-cell>
              <table:table-cell office:value-type="float" office:value="110.8">
                <text:p>110.8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294.6">
                <text:p>1294.6</text:p>
              </table:table-cell>
              <table:table-cell office:value-type="float" office:value="294.6">
                <text:p>294.6</text:p>
              </table:table-cell>
              <table:table-cell office:value-type="float" office:value="294.6">
                <text:p>294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661.4">
                <text:p>1661.4</text:p>
              </table:table-cell>
              <table:table-cell office:value-type="float" office:value="561.4">
                <text:p>561.4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468.5">
                <text:p>1468.5</text:p>
              </table:table-cell>
              <table:table-cell office:value-type="float" office:value="268.5">
                <text:p>268.5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2050.3">
                <text:p>2050.3</text:p>
              </table:table-cell>
              <table:table-cell office:value-type="float" office:value="750.3">
                <text:p>750.3</text:p>
              </table:table-cell>
              <table:table-cell office:value-type="float" office:value="750.3">
                <text:p>75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1907.3">
                <text:p>1907.3</text:p>
              </table:table-cell>
              <table:table-cell office:value-type="float" office:value="507.3">
                <text:p>507.3</text:p>
              </table:table-cell>
              <table:table-cell office:value-type="float" office:value="507.3">
                <text:p>50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1778.4">
                <text:p>1778.4</text:p>
              </table:table-cell>
              <table:table-cell office:value-type="float" office:value="278.4">
                <text:p>278.4</text:p>
              </table:table-cell>
              <table:table-cell office:value-type="float" office:value="278.4">
                <text:p>27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MacOSX_X86_64 LibreOffice_project/c838ef25c16710f8838b1faec480ebba495259d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'Proximity sensors comparison'.I19:'Proximity sensors comparison'.I32" chart:error-lower-range="'Proximity sensors comparison'.I19:'Proximity sensors comparison'.I32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 chart:error-category="cell-range" chart:error-upper-range="'Proximity sensors comparison'.I19:'Proximity sensors comparison'.I32" chart:error-lower-range="'Proximity sensors comparison'.I19:'Proximity sensors comparison'.I32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roximity sensors comparison'.I19:'Proximity sensors comparison'.I32" chart:error-lower-range="'Proximity sensors comparison'.I19:'Proximity sensors comparison'.I3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24.853cm" svg:height="13.98cm" xlink:href=".." xlink:type="simple" chart:class="chart:scatter" chart:style-name="ch1">
        <chart:title svg:x="9.972cm" svg:y="0.726cm" chart:style-name="ch2">
          <text:p>VL53L0L</text:p>
        </chart:title>
        <chart:subtitle svg:x="13.599cm" svg:y="0.871cm" chart:style-name="ch3">
          <text:p>Laser ToF</text:p>
        </chart:subtitle>
        <chart:plot-area chart:style-name="ch4" table:cell-range-address="'Proximity sensors comparison'.A19:'Proximity sensors comparison'.A32 'Proximity sensors comparison'.E18:'Proximity sensors comparison'.E32" chart:data-source-has-labels="row" svg:x="0.881cm" svg:y="0.285cm" svg:width="23.403cm" svg:height="13.199cm">
          <chartooo:coordinate-region svg:x="2.032cm" svg:y="0.486cm" svg:width="21.85cm" svg:height="12.348cm"/>
          <chart:axis chart:dimension="x" chart:name="primary-x" chart:style-name="ch5">
            <chart:title svg:x="11.495cm" svg:y="13.45cm" chart:style-name="ch6">
              <text:p>Distance (mm)</text:p>
            </chart:title>
          </chart:axis>
          <chart:axis chart:dimension="y" chart:name="primary-y" chart:style-name="ch7">
            <chart:title svg:x="0cm" svg:y="10.111cm" chart:style-name="ch8">
              <text:p>Distance mesurée - Measured distance (mm)</text:p>
            </chart:title>
            <chart:grid chart:style-name="ch9" chart:class="major"/>
          </chart:axis>
          <chart:series chart:style-name="ch10" chart:values-cell-range-address="'Proximity sensors comparison'.E19:'Proximity sensors comparison'.E32" chart:label-cell-address="'Proximity sensors comparison'.E18:'Proximity sensors comparison'.E18" chart:class="chart:scatter">
            <chart:domain table:cell-range-address="'Proximity sensors comparison'.A19:'Proximity sensors comparison'.A32"/>
            <chart:error-indicator chart:style-name="ch11" chart:dimension="y"/>
            <chart:data-point chart:repeated="14"/>
          </chart:series>
          <chart:wall chart:style-name="ch12"/>
          <chart:floor chart:style-name="ch13"/>
        </chart:plot-area>
        <draw:frame draw:style-name="gr1" draw:text-style-name="P1" svg:width="1.409cm" svg:height="1.454cm" svg:x="0cm" svg:y="12.525cm">
          <draw:image xlink:href="Pictures/100002010000010000000100C5080FB260267362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L53L0X</text:p>
                <draw:g>
                  <svg:desc>'Proximity sensors comparison'.E18:'Proximity sensors comparison'.E1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Proximity sensors comparison'.A19:'Proximity sensors comparison'.A32</svg:desc>
                </draw:g>
              </table:table-cell>
              <table:table-cell office:value-type="float" office:value="211.8">
                <text:p>211.8</text:p>
                <draw:g>
                  <svg:desc>'Proximity sensors comparison'.E19:'Proximity sensors comparison'.E32</svg:desc>
                </draw:g>
              </table:table-cell>
              <table:table-cell office:value-type="float" office:value="11.8">
                <text:p>11.8</text:p>
                <draw:g>
                  <svg:desc>'Proximity sensors comparison'.I19:'Proximity sensors comparison'.I32</svg:desc>
                </draw:g>
              </table:table-cell>
              <table:table-cell office:value-type="float" office:value="11.8">
                <text:p>11.8</text:p>
                <draw:g>
                  <svg:desc>'Proximity sensors comparison'.I19:'Proximity sensors comparison'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07.7">
                <text:p>307.7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7.69999999999999">
                <text:p>7.6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415.5">
                <text:p>4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15.1">
                <text:p>515.1</text:p>
              </table:table-cell>
              <table:table-cell office:value-type="float" office:value="15.1">
                <text:p>15.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610.7">
                <text:p>610.7</text:p>
              </table:table-cell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729">
                <text:p>7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858.6">
                <text:p>858.6</text:p>
              </table:table-cell>
              <table:table-cell office:value-type="float" office:value="-41.4">
                <text:p>-41.4</text:p>
              </table:table-cell>
              <table:table-cell office:value-type="float" office:value="-41.4">
                <text:p>-4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977.3">
                <text:p>977.3</text:p>
              </table:table-cell>
              <table:table-cell office:value-type="float" office:value="-22.7">
                <text:p>-22.7</text:p>
              </table:table-cell>
              <table:table-cell office:value-type="float" office:value="-22.7">
                <text:p>-2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080.33333333333">
                <text:p>1080.33333333333</text:p>
              </table:table-cell>
              <table:table-cell office:value-type="float" office:value="-19.6666666666667">
                <text:p>-19.6666666666667</text:p>
              </table:table-cell>
              <table:table-cell office:value-type="float" office:value="-19.6666666666667">
                <text:p>-19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149.33333333333">
                <text:p>1149.33333333333</text:p>
              </table:table-cell>
              <table:table-cell office:value-type="float" office:value="-50.6666666666667">
                <text:p>-50.6666666666667</text:p>
              </table:table-cell>
              <table:table-cell office:value-type="float" office:value="-50.6666666666667">
                <text:p>-50.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1221.8">
                <text:p>1221.8</text:p>
              </table:table-cell>
              <table:table-cell office:value-type="float" office:value="-78.2000000000001">
                <text:p>-78.2000000000001</text:p>
              </table:table-cell>
              <table:table-cell office:value-type="float" office:value="-78.2000000000001">
                <text:p>-78.2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1347.28571428571">
                <text:p>1347.28571428571</text:p>
              </table:table-cell>
              <table:table-cell office:value-type="float" office:value="-52.7142857142858">
                <text:p>-52.7142857142858</text:p>
              </table:table-cell>
              <table:table-cell office:value-type="float" office:value="-52.7142857142858">
                <text:p>-52.7142857142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1371.85714285714">
                <text:p>1371.85714285714</text:p>
              </table:table-cell>
              <table:table-cell office:value-type="float" office:value="-128.142857142857">
                <text:p>-128.142857142857</text:p>
              </table:table-cell>
              <table:table-cell office:value-type="float" office:value="-128.142857142857">
                <text:p>-128.14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MacOSX_X86_64 LibreOffice_project/c838ef25c16710f8838b1faec480ebba495259d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20.601cm" svg:height="11.588cm" xlink:href=".." xlink:type="simple" chart:class="chart:scatter" chart:style-name="ch1">
        <chart:title svg:x="6.637cm" svg:y="0.366cm" chart:style-name="ch2">
          <text:p>Sharp GP2Y0A02YK0F calibration </text:p>
        </chart:title>
        <chart:legend svg:x="2.621cm" svg:y="8.465cm" style:legend-expansion="custom" chartooo:width="3.494cm" chartooo:height="1.102cm" style:legend-expansion-aspect-ratio="3.17059891107078" chart:style-name="ch3"/>
        <chart:plot-area chart:style-name="ch4" table:cell-range-address="'Sharp GP2Y0A02YK0F calibration'.A4:'Sharp GP2Y0A02YK0F calibration'.B19 'Sharp GP2Y0A02YK0F calibration'.B3:'Sharp GP2Y0A02YK0F calibration'.B3" chart:data-source-has-labels="row" svg:x="1.393cm" svg:y="0.164cm" svg:width="18.935cm" svg:height="10.239cm">
          <chartooo:coordinate-region svg:x="2.244cm" svg:y="0.365cm" svg:width="17.682cm" svg:height="9.388cm"/>
          <chart:axis chart:dimension="x" chart:name="primary-x" chart:style-name="ch5">
            <chart:title svg:x="9.773cm" svg:y="10.634cm" chart:style-name="ch6">
              <text:p>Distance (mm)</text:p>
            </chart:title>
          </chart:axis>
          <chart:axis chart:dimension="y" chart:name="primary-y" chart:style-name="ch5">
            <chart:title svg:x="0.451cm" svg:y="5.84cm" chart:style-name="ch7">
              <text:p>Signal </text:p>
            </chart:title>
            <chart:grid chart:style-name="ch8" chart:class="major"/>
          </chart:axis>
          <chart:series chart:style-name="ch9" chart:values-cell-range-address="'Sharp GP2Y0A02YK0F calibration'.B4:'Sharp GP2Y0A02YK0F calibration'.B19" chart:label-cell-address="'Sharp GP2Y0A02YK0F calibration'.B3:'Sharp GP2Y0A02YK0F calibration'.B3" chart:class="chart:scatter">
            <chart:domain table:cell-range-address="'Sharp GP2Y0A02YK0F calibration'.A4:'Sharp GP2Y0A02YK0F calibration'.A19"/>
            <chart:regression-curve chart:style-name="ch10">
              <chart:equation chart:display-equation="true" chart:display-r-square="true" svg:x="11.047cm" svg:y="2.218cm"/>
            </chart:regression-curve>
            <chart:data-point chart:repeated="16"/>
          </chart:series>
          <chart:wall chart:style-name="ch11"/>
          <chart:floor chart:style-name="ch12"/>
        </chart:plot-area>
        <draw:frame draw:style-name="gr1" draw:text-style-name="P1" svg:width="1.409cm" svg:height="1.454cm" svg:x="0cm" svg:y="10.133cm">
          <draw:image xlink:href="Pictures/100002010000010000000100C5080FB260267362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nal</text:p>
                <draw:g>
                  <svg:desc>'Sharp GP2Y0A02YK0F calibration'.B3:'Sharp GP2Y0A02YK0F calibration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Sharp GP2Y0A02YK0F calibration'.A4:'Sharp GP2Y0A02YK0F calibration'.A19</svg:desc>
                </draw:g>
              </table:table-cell>
              <table:table-cell office:value-type="float" office:value="70">
                <text:p>70</text:p>
                <draw:g>
                  <svg:desc>'Sharp GP2Y0A02YK0F calibration'.B4:'Sharp GP2Y0A02YK0F calibration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0">
                <text:p>1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MacOSX_X86_64 LibreOffice_project/c838ef25c16710f8838b1faec480ebba495259d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10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'Proximity sensors comparison'.H19:'Proximity sensors comparison'.H32" chart:error-lower-range="'Proximity sensors comparison'.H19:'Proximity sensors comparison'.H32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 chart:error-category="cell-range" chart:error-upper-range="'Proximity sensors comparison'.H19:'Proximity sensors comparison'.H32" chart:error-lower-range="'Proximity sensors comparison'.H19:'Proximity sensors comparison'.H32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roximity sensors comparison'.H19:'Proximity sensors comparison'.H32" chart:error-lower-range="'Proximity sensors comparison'.H19:'Proximity sensors comparison'.H3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24.4cm" svg:height="13.725cm" xlink:href=".." xlink:type="simple" chart:class="chart:scatter" chart:style-name="ch1">
        <chart:title svg:x="9.237cm" svg:y="0.409cm" chart:style-name="ch2">
          <text:p>Sharp A02YK0 re-calibrated</text:p>
        </chart:title>
        <chart:subtitle svg:x="10.295cm" svg:y="1.105cm" chart:style-name="ch3">
          <text:p>With ZSharp library</text:p>
        </chart:subtitle>
        <chart:plot-area chart:style-name="ch4" table:cell-range-address="'Proximity sensors comparison'.A19:'Proximity sensors comparison'.A32 'Proximity sensors comparison'.D18:'Proximity sensors comparison'.D32" chart:data-source-has-labels="row" svg:x="1.298cm" svg:y="0.206cm" svg:width="21.935cm" svg:height="12.38cm">
          <chartooo:coordinate-region svg:x="2.449cm" svg:y="0.407cm" svg:width="20.382cm" svg:height="11.529cm"/>
          <chart:axis chart:dimension="x" chart:name="primary-x" chart:style-name="ch5">
            <chart:title svg:x="11.178cm" svg:y="12.86cm" chart:style-name="ch6">
              <text:p>Distance (mm)</text:p>
            </chart:title>
          </chart:axis>
          <chart:axis chart:dimension="y" chart:name="primary-y" chart:style-name="ch7">
            <chart:title svg:x="0.28cm" svg:y="9.623cm" chart:style-name="ch8">
              <text:p>Distance mesurée - Measured distance (mm)</text:p>
            </chart:title>
            <chart:grid chart:style-name="ch9" chart:class="major"/>
          </chart:axis>
          <chart:series chart:style-name="ch10" chart:values-cell-range-address="'Proximity sensors comparison'.D19:'Proximity sensors comparison'.D32" chart:label-cell-address="'Proximity sensors comparison'.D18:'Proximity sensors comparison'.D18" chart:class="chart:scatter">
            <chart:domain table:cell-range-address="'Proximity sensors comparison'.A19:'Proximity sensors comparison'.A32"/>
            <chart:error-indicator chart:style-name="ch11" chart:dimension="y"/>
            <chart:data-point chart:repeated="14"/>
          </chart:series>
          <chart:wall chart:style-name="ch12"/>
          <chart:floor chart:style-name="ch13"/>
        </chart:plot-area>
        <draw:frame draw:style-name="gr1" draw:text-style-name="P1" svg:width="1.409cm" svg:height="1.454cm" svg:x="0cm" svg:y="12.27cm">
          <draw:image xlink:href="Pictures/100002010000010000000100C5080FB260267362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rp A02YK0 (calibrated)</text:p>
                <draw:g>
                  <svg:desc>'Proximity sensors comparison'.D18:'Proximity sensors comparison'.D1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Proximity sensors comparison'.A19:'Proximity sensors comparison'.A32</svg:desc>
                </draw:g>
              </table:table-cell>
              <table:table-cell office:value-type="float" office:value="212">
                <text:p>212</text:p>
                <draw:g>
                  <svg:desc>'Proximity sensors comparison'.D19:'Proximity sensors comparison'.D32</svg:desc>
                </draw:g>
              </table:table-cell>
              <table:table-cell office:value-type="float" office:value="12">
                <text:p>12</text:p>
                <draw:g>
                  <svg:desc>'Proximity sensors comparison'.H19:'Proximity sensors comparison'.H32</svg:desc>
                </draw:g>
              </table:table-cell>
              <table:table-cell office:value-type="float" office:value="12">
                <text:p>12</text:p>
                <draw:g>
                  <svg:desc>'Proximity sensors comparison'.H19:'Proximity sensors comparison'.H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83.4">
                <text:p>283.4</text:p>
              </table:table-cell>
              <table:table-cell office:value-type="float" office:value="-16.6">
                <text:p>-16.6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84.4">
                <text:p>384.4</text:p>
              </table:table-cell>
              <table:table-cell office:value-type="float" office:value="-15.6">
                <text:p>-15.6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81.7">
                <text:p>481.7</text:p>
              </table:table-cell>
              <table:table-cell office:value-type="float" office:value="-18.3">
                <text:p>-18.3</text:p>
              </table:table-cell>
              <table:table-cell office:value-type="float" office:value="-18.3">
                <text:p>-1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606.3">
                <text:p>606.3</text:p>
              </table:table-cell>
              <table:table-cell office:value-type="float" office:value="6.29999999999995">
                <text:p>6.29999999999995</text:p>
              </table:table-cell>
              <table:table-cell office:value-type="float" office:value="6.29999999999995">
                <text:p>6.29999999999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721.2">
                <text:p>721.2</text:p>
              </table:table-cell>
              <table:table-cell office:value-type="float" office:value="21.2">
                <text:p>21.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805.9">
                <text:p>805.9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5.89999999999998">
                <text:p>5.8999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954">
                <text:p>9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90.5">
                <text:p>1090.5</text:p>
              </table:table-cell>
              <table:table-cell office:value-type="float" office:value="90.5">
                <text:p>90.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131.6">
                <text:p>1131.6</text:p>
              </table:table-cell>
              <table:table-cell office:value-type="float" office:value="31.5999999999999">
                <text:p>31.5999999999999</text:p>
              </table:table-cell>
              <table:table-cell office:value-type="float" office:value="31.5999999999999">
                <text:p>31.5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196">
                <text:p>1196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1221.71">
                <text:p>1221.71</text:p>
              </table:table-cell>
              <table:table-cell office:value-type="float" office:value="-78.29">
                <text:p>-78.29</text:p>
              </table:table-cell>
              <table:table-cell office:value-type="float" office:value="-78.29">
                <text:p>-78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1385">
                <text:p>138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1412.28">
                <text:p>1412.28</text:p>
              </table:table-cell>
              <table:table-cell office:value-type="float" office:value="-87.72">
                <text:p>-87.72</text:p>
              </table:table-cell>
              <table:table-cell office:value-type="float" office:value="-87.72">
                <text:p>-87.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MacOSX_X86_64 LibreOffice_project/c838ef25c16710f8838b1faec480ebba495259d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 chart:error-category="cell-range" chart:error-upper-range="'Proximity sensors comparison'.F19:'Proximity sensors comparison'.F32" chart:error-lower-range="'Proximity sensors comparison'.F19:'Proximity sensors comparison'.F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Proximity sensors comparison'.F19:'Proximity sensors comparison'.F32" chart:error-lower-range="'Proximity sensors comparison'.F19:'Proximity sensors comparison'.F32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07">
      <style:chart-properties chart:symbol-type="named-symbol" chart:symbol-name="diamond" chart:symbol-width="0.25cm" chart:symbol-height="0.25cm" chart:link-data-style-to-source="true" chart:error-category="cell-range" chart:error-upper-range="'Proximity sensors comparison'.H19:'Proximity sensors comparison'.H32" chart:error-lower-range="'Proximity sensors comparison'.H19:'Proximity sensors comparison'.H3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Proximity sensors comparison'.H19:'Proximity sensors comparison'.H32" chart:error-lower-range="'Proximity sensors comparison'.H19:'Proximity sensors comparison'.H32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07">
      <style:chart-properties chart:symbol-type="named-symbol" chart:symbol-name="arrow-down" chart:symbol-width="0.25cm" chart:symbol-height="0.25cm" chart:link-data-style-to-source="true" chart:error-category="cell-range" chart:error-upper-range="'Proximity sensors comparison'.I19:'Proximity sensors comparison'.I32" chart:error-lower-range="'Proximity sensors comparison'.I19:'Proximity sensors comparison'.I32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'Proximity sensors comparison'.I19:'Proximity sensors comparison'.I32" chart:error-lower-range="'Proximity sensors comparison'.I19:'Proximity sensors comparison'.I32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4.314cm" svg:height="19.301cm" xlink:href=".." xlink:type="simple" chart:class="chart:scatter" chart:style-name="ch1">
        <chart:title svg:x="12.004cm" svg:y="0.521cm" chart:style-name="ch2">
          <text:p>HC-SR04 vs Sharp GP2Y0A02YK0F vs VL53L0X</text:p>
        </chart:title>
        <chart:subtitle svg:x="15.447cm" svg:y="1.704cm" chart:style-name="ch3">
          <text:p>Sharp re-calibrated</text:p>
        </chart:subtitle>
        <chart:legend svg:x="26.304cm" svg:y="0.482cm" style:legend-expansion="custom" chartooo:width="6.577cm" chartooo:height="1.947cm" style:legend-expansion-aspect-ratio="3.37801746276323" chart:style-name="ch4"/>
        <chart:plot-area chart:style-name="ch5" table:cell-range-address="'Proximity sensors comparison'.A19:'Proximity sensors comparison'.B32 'Proximity sensors comparison'.B18:'Proximity sensors comparison'.B18 'Proximity sensors comparison'.D18:'Proximity sensors comparison'.E32" chart:data-source-has-labels="row" svg:x="1.667cm" svg:y="2.743cm" svg:width="31.961cm" svg:height="15.221cm">
          <chartooo:coordinate-region svg:x="2.518cm" svg:y="2.945cm" svg:width="30.408cm" svg:height="14.369cm"/>
          <chart:axis chart:dimension="x" chart:name="primary-x" chart:style-name="ch6">
            <chart:title svg:x="16.56cm" svg:y="18.35cm" chart:style-name="ch7">
              <text:p>Distance (mm)</text:p>
            </chart:title>
          </chart:axis>
          <chart:axis chart:dimension="y" chart:name="primary-y" chart:style-name="ch8">
            <chart:title svg:x="0.451cm" svg:y="13.58cm" chart:style-name="ch9">
              <text:p>Distance mesurée - Measured distance (mm)</text:p>
            </chart:title>
            <chart:grid chart:style-name="ch10" chart:class="major"/>
          </chart:axis>
          <chart:series chart:style-name="ch11" chart:values-cell-range-address="'Proximity sensors comparison'.B19:'Proximity sensors comparison'.B32" chart:label-cell-address="'Proximity sensors comparison'.B18:'Proximity sensors comparison'.B18" chart:class="chart:scatter">
            <chart:domain table:cell-range-address="'Proximity sensors comparison'.A19:'Proximity sensors comparison'.A32"/>
            <chart:error-indicator chart:style-name="ch12" chart:dimension="y"/>
            <chart:data-point chart:repeated="14"/>
          </chart:series>
          <chart:series chart:style-name="ch13" chart:values-cell-range-address="'Proximity sensors comparison'.D19:'Proximity sensors comparison'.D32" chart:label-cell-address="'Proximity sensors comparison'.D18:'Proximity sensors comparison'.D18" chart:class="chart:scatter">
            <chart:error-indicator chart:style-name="ch14" chart:dimension="y"/>
            <chart:data-point chart:repeated="14"/>
          </chart:series>
          <chart:series chart:style-name="ch15" chart:values-cell-range-address="'Proximity sensors comparison'.E19:'Proximity sensors comparison'.E32" chart:label-cell-address="'Proximity sensors comparison'.E18:'Proximity sensors comparison'.E18" chart:class="chart:scatter">
            <chart:error-indicator chart:style-name="ch16" chart:dimension="y"/>
            <chart:data-point chart:repeated="14"/>
          </chart:series>
          <chart:wall chart:style-name="ch17"/>
          <chart:floor chart:style-name="ch18"/>
        </chart:plot-area>
        <draw:frame draw:style-name="gr1" draw:text-style-name="P1" svg:width="1.409cm" svg:height="1.454cm" svg:x="0cm" svg:y="17.846cm">
          <draw:image xlink:href="Pictures/100002010000010000000100C5080FB260267362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C-SR04</text:p>
                <draw:g>
                  <svg:desc>'Proximity sensors comparison'.B18:'Proximity sensors comparison'.B1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Sharp A02YK0 (calibrated)</text:p>
                <draw:g>
                  <svg:desc>'Proximity sensors comparison'.D18:'Proximity sensors comparison'.D1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VL53L0X</text:p>
                <draw:g>
                  <svg:desc>'Proximity sensors comparison'.E18:'Proximity sensors comparison'.E1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Proximity sensors comparison'.A19:'Proximity sensors comparison'.A32</svg:desc>
                </draw:g>
              </table:table-cell>
              <table:table-cell office:value-type="float" office:value="195.3">
                <text:p>195.3</text:p>
                <draw:g>
                  <svg:desc>'Proximity sensors comparison'.B19:'Proximity sensors comparison'.B32</svg:desc>
                </draw:g>
              </table:table-cell>
              <table:table-cell office:value-type="float" office:value="-4.69999999999999">
                <text:p>-4.69999999999999</text:p>
                <draw:g>
                  <svg:desc>'Proximity sensors comparison'.F19:'Proximity sensors comparison'.F32</svg:desc>
                </draw:g>
              </table:table-cell>
              <table:table-cell office:value-type="float" office:value="-4.69999999999999">
                <text:p>-4.69999999999999</text:p>
                <draw:g>
                  <svg:desc>'Proximity sensors comparison'.F19:'Proximity sensors comparison'.F32</svg:desc>
                </draw:g>
              </table:table-cell>
              <table:table-cell office:value-type="float" office:value="212">
                <text:p>212</text:p>
                <draw:g>
                  <svg:desc>'Proximity sensors comparison'.D19:'Proximity sensors comparison'.D32</svg:desc>
                </draw:g>
              </table:table-cell>
              <table:table-cell office:value-type="float" office:value="12">
                <text:p>12</text:p>
                <draw:g>
                  <svg:desc>'Proximity sensors comparison'.H19:'Proximity sensors comparison'.H32</svg:desc>
                </draw:g>
              </table:table-cell>
              <table:table-cell office:value-type="float" office:value="12">
                <text:p>12</text:p>
                <draw:g>
                  <svg:desc>'Proximity sensors comparison'.H19:'Proximity sensors comparison'.H32</svg:desc>
                </draw:g>
              </table:table-cell>
              <table:table-cell office:value-type="float" office:value="211.8">
                <text:p>211.8</text:p>
                <draw:g>
                  <svg:desc>'Proximity sensors comparison'.E19:'Proximity sensors comparison'.E32</svg:desc>
                </draw:g>
              </table:table-cell>
              <table:table-cell office:value-type="float" office:value="11.8">
                <text:p>11.8</text:p>
                <draw:g>
                  <svg:desc>'Proximity sensors comparison'.I19:'Proximity sensors comparison'.I32</svg:desc>
                </draw:g>
              </table:table-cell>
              <table:table-cell office:value-type="float" office:value="11.8">
                <text:p>11.8</text:p>
                <draw:g>
                  <svg:desc>'Proximity sensors comparison'.I19:'Proximity sensors comparison'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88.8">
                <text:p>288.8</text:p>
              </table:table-cell>
              <table:table-cell office:value-type="float" office:value="-11.2">
                <text:p>-11.2</text:p>
              </table:table-cell>
              <table:table-cell office:value-type="float" office:value="-11.2">
                <text:p>-11.2</text:p>
              </table:table-cell>
              <table:table-cell office:value-type="float" office:value="283.4">
                <text:p>283.4</text:p>
              </table:table-cell>
              <table:table-cell office:value-type="float" office:value="-16.6">
                <text:p>-16.6</text:p>
              </table:table-cell>
              <table:table-cell office:value-type="float" office:value="-16.6">
                <text:p>-16.6</text:p>
              </table:table-cell>
              <table:table-cell office:value-type="float" office:value="307.7">
                <text:p>307.7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7.69999999999999">
                <text:p>7.6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93.3">
                <text:p>393.3</text:p>
              </table:table-cell>
              <table:table-cell office:value-type="float" office:value="-6.69999999999999">
                <text:p>-6.69999999999999</text:p>
              </table:table-cell>
              <table:table-cell office:value-type="float" office:value="-6.69999999999999">
                <text:p>-6.69999999999999</text:p>
              </table:table-cell>
              <table:table-cell office:value-type="float" office:value="384.4">
                <text:p>384.4</text:p>
              </table:table-cell>
              <table:table-cell office:value-type="float" office:value="-15.6">
                <text:p>-15.6</text:p>
              </table:table-cell>
              <table:table-cell office:value-type="float" office:value="-15.6">
                <text:p>-15.6</text:p>
              </table:table-cell>
              <table:table-cell office:value-type="float" office:value="415.5">
                <text:p>4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06.9">
                <text:p>506.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481.7">
                <text:p>481.7</text:p>
              </table:table-cell>
              <table:table-cell office:value-type="float" office:value="-18.3">
                <text:p>-18.3</text:p>
              </table:table-cell>
              <table:table-cell office:value-type="float" office:value="-18.3">
                <text:p>-18.3</text:p>
              </table:table-cell>
              <table:table-cell office:value-type="float" office:value="515.1">
                <text:p>515.1</text:p>
              </table:table-cell>
              <table:table-cell office:value-type="float" office:value="15.1">
                <text:p>15.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574.8">
                <text:p>574.8</text:p>
              </table:table-cell>
              <table:table-cell office:value-type="float" office:value="-25.2">
                <text:p>-25.2</text:p>
              </table:table-cell>
              <table:table-cell office:value-type="float" office:value="-25.2">
                <text:p>-25.2</text:p>
              </table:table-cell>
              <table:table-cell office:value-type="float" office:value="606.3">
                <text:p>606.3</text:p>
              </table:table-cell>
              <table:table-cell office:value-type="float" office:value="6.29999999999995">
                <text:p>6.29999999999995</text:p>
              </table:table-cell>
              <table:table-cell office:value-type="float" office:value="6.29999999999995">
                <text:p>6.29999999999995</text:p>
              </table:table-cell>
              <table:table-cell office:value-type="float" office:value="610.7">
                <text:p>610.7</text:p>
              </table:table-cell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669">
                <text:p>669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  <table:table-cell office:value-type="float" office:value="721.2">
                <text:p>721.2</text:p>
              </table:table-cell>
              <table:table-cell office:value-type="float" office:value="21.2">
                <text:p>21.2</text:p>
              </table:table-cell>
              <table:table-cell office:value-type="float" office:value="21.2">
                <text:p>21.2</text:p>
              </table:table-cell>
              <table:table-cell office:value-type="float" office:value="729">
                <text:p>7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761.2">
                <text:p>761.2</text:p>
              </table:table-cell>
              <table:table-cell office:value-type="float" office:value="-38.8">
                <text:p>-38.8</text:p>
              </table:table-cell>
              <table:table-cell office:value-type="float" office:value="-38.8">
                <text:p>-38.8</text:p>
              </table:table-cell>
              <table:table-cell office:value-type="float" office:value="805.9">
                <text:p>805.9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801">
                <text:p>8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860.2">
                <text:p>860.2</text:p>
              </table:table-cell>
              <table:table-cell office:value-type="float" office:value="-39.8">
                <text:p>-39.8</text:p>
              </table:table-cell>
              <table:table-cell office:value-type="float" office:value="-39.8">
                <text:p>-39.8</text:p>
              </table:table-cell>
              <table:table-cell office:value-type="float" office:value="954">
                <text:p>9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58.6">
                <text:p>858.6</text:p>
              </table:table-cell>
              <table:table-cell office:value-type="float" office:value="-41.4">
                <text:p>-41.4</text:p>
              </table:table-cell>
              <table:table-cell office:value-type="float" office:value="-41.4">
                <text:p>-4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952.1">
                <text:p>952.1</text:p>
              </table:table-cell>
              <table:table-cell office:value-type="float" office:value="-47.9">
                <text:p>-47.9</text:p>
              </table:table-cell>
              <table:table-cell office:value-type="float" office:value="-47.9">
                <text:p>-47.9</text:p>
              </table:table-cell>
              <table:table-cell office:value-type="float" office:value="1090.5">
                <text:p>1090.5</text:p>
              </table:table-cell>
              <table:table-cell office:value-type="float" office:value="90.5">
                <text:p>90.5</text:p>
              </table:table-cell>
              <table:table-cell office:value-type="float" office:value="90.5">
                <text:p>90.5</text:p>
              </table:table-cell>
              <table:table-cell office:value-type="float" office:value="977.3">
                <text:p>977.3</text:p>
              </table:table-cell>
              <table:table-cell office:value-type="float" office:value="-22.7">
                <text:p>-22.7</text:p>
              </table:table-cell>
              <table:table-cell office:value-type="float" office:value="-22.7">
                <text:p>-2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052.2">
                <text:p>1052.2</text:p>
              </table:table-cell>
              <table:table-cell office:value-type="float" office:value="-47.8">
                <text:p>-47.8</text:p>
              </table:table-cell>
              <table:table-cell office:value-type="float" office:value="-47.8">
                <text:p>-47.8</text:p>
              </table:table-cell>
              <table:table-cell office:value-type="float" office:value="1131.6">
                <text:p>1131.6</text:p>
              </table:table-cell>
              <table:table-cell office:value-type="float" office:value="31.5999999999999">
                <text:p>31.5999999999999</text:p>
              </table:table-cell>
              <table:table-cell office:value-type="float" office:value="31.5999999999999">
                <text:p>31.5999999999999</text:p>
              </table:table-cell>
              <table:table-cell office:value-type="float" office:value="1080.33333333333">
                <text:p>1080.33333333333</text:p>
              </table:table-cell>
              <table:table-cell office:value-type="float" office:value="-19.6666666666667">
                <text:p>-19.6666666666667</text:p>
              </table:table-cell>
              <table:table-cell office:value-type="float" office:value="-19.6666666666667">
                <text:p>-19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148.1">
                <text:p>1148.1</text:p>
              </table:table-cell>
              <table:table-cell office:value-type="float" office:value="-51.9000000000001">
                <text:p>-51.9000000000001</text:p>
              </table:table-cell>
              <table:table-cell office:value-type="float" office:value="-51.9000000000001">
                <text:p>-51.9000000000001</text:p>
              </table:table-cell>
              <table:table-cell office:value-type="float" office:value="1196">
                <text:p>1196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1149.33333333333">
                <text:p>1149.33333333333</text:p>
              </table:table-cell>
              <table:table-cell office:value-type="float" office:value="-50.6666666666667">
                <text:p>-50.6666666666667</text:p>
              </table:table-cell>
              <table:table-cell office:value-type="float" office:value="-50.6666666666667">
                <text:p>-50.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1241.5">
                <text:p>1241.5</text:p>
              </table:table-cell>
              <table:table-cell office:value-type="float" office:value="-58.5">
                <text:p>-58.5</text:p>
              </table:table-cell>
              <table:table-cell office:value-type="float" office:value="-58.5">
                <text:p>-58.5</text:p>
              </table:table-cell>
              <table:table-cell office:value-type="float" office:value="1221.71">
                <text:p>1221.71</text:p>
              </table:table-cell>
              <table:table-cell office:value-type="float" office:value="-78.29">
                <text:p>-78.29</text:p>
              </table:table-cell>
              <table:table-cell office:value-type="float" office:value="-78.29">
                <text:p>-78.29</text:p>
              </table:table-cell>
              <table:table-cell office:value-type="float" office:value="1221.8">
                <text:p>1221.8</text:p>
              </table:table-cell>
              <table:table-cell office:value-type="float" office:value="-78.2000000000001">
                <text:p>-78.2000000000001</text:p>
              </table:table-cell>
              <table:table-cell office:value-type="float" office:value="-78.2000000000001">
                <text:p>-78.2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1339.5">
                <text:p>1339.5</text:p>
              </table:table-cell>
              <table:table-cell office:value-type="float" office:value="-60.5">
                <text:p>-60.5</text:p>
              </table:table-cell>
              <table:table-cell office:value-type="float" office:value="-60.5">
                <text:p>-60.5</text:p>
              </table:table-cell>
              <table:table-cell office:value-type="float" office:value="1385">
                <text:p>138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1347.28571428571">
                <text:p>1347.28571428571</text:p>
              </table:table-cell>
              <table:table-cell office:value-type="float" office:value="-52.7142857142858">
                <text:p>-52.7142857142858</text:p>
              </table:table-cell>
              <table:table-cell office:value-type="float" office:value="-52.7142857142858">
                <text:p>-52.7142857142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1438.1">
                <text:p>1438.1</text:p>
              </table:table-cell>
              <table:table-cell office:value-type="float" office:value="-61.9000000000001">
                <text:p>-61.9000000000001</text:p>
              </table:table-cell>
              <table:table-cell office:value-type="float" office:value="-61.9000000000001">
                <text:p>-61.9000000000001</text:p>
              </table:table-cell>
              <table:table-cell office:value-type="float" office:value="1412.28">
                <text:p>1412.28</text:p>
              </table:table-cell>
              <table:table-cell office:value-type="float" office:value="-87.72">
                <text:p>-87.72</text:p>
              </table:table-cell>
              <table:table-cell office:value-type="float" office:value="-87.72">
                <text:p>-87.72</text:p>
              </table:table-cell>
              <table:table-cell office:value-type="float" office:value="1371.85714285714">
                <text:p>1371.85714285714</text:p>
              </table:table-cell>
              <table:table-cell office:value-type="float" office:value="-128.142857142857">
                <text:p>-128.142857142857</text:p>
              </table:table-cell>
              <table:table-cell office:value-type="float" office:value="-128.142857142857">
                <text:p>-128.1428571428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MacOSX_X86_64 LibreOffice_project/c838ef25c16710f8838b1faec480ebba495259d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8.16cm" svg:height="10.215cm" xlink:href=".." xlink:type="simple" chart:class="chart:scatter" chart:style-name="ch1">
        <chart:title svg:x="2.92cm" svg:y="0.742cm" chart:style-name="ch2">
          <text:p>Sharp GP2Y0A02YK0F calibration</text:p>
        </chart:title>
        <chart:subtitle svg:x="10.48cm" svg:y="0.794cm" chart:style-name="ch3">
          <text:p>&lt; 200mm</text:p>
        </chart:subtitle>
        <chart:legend chart:legend-position="end" svg:x="12.376cm" svg:y="4.556cm" style:legend-expansion="high" chart:style-name="ch4"/>
        <chart:plot-area chart:style-name="ch5" table:cell-range-address="'Sharp GP2Y0A02YK0F calibration'.A40:'Sharp GP2Y0A02YK0F calibration'.B50 'Sharp GP2Y0A02YK0F calibration'.B39:'Sharp GP2Y0A02YK0F calibration'.B39" chart:data-source-has-labels="row" svg:x="1.364cm" svg:y="0.389cm" svg:width="15.485cm" svg:height="8.452cm">
          <chartooo:coordinate-region svg:x="2.215cm" svg:y="0.59cm" svg:width="14.332cm" svg:height="7.601cm"/>
          <chart:axis chart:dimension="x" chart:name="primary-x" chart:style-name="ch6">
            <chart:title svg:x="8.019cm" svg:y="9.045cm" chart:style-name="ch7">
              <text:p>Distance (mm)</text:p>
            </chart:title>
          </chart:axis>
          <chart:axis chart:dimension="y" chart:name="primary-y" chart:style-name="ch6">
            <chart:title svg:x="0.471cm" svg:y="5.132cm" chart:style-name="ch8">
              <text:p>Signal</text:p>
            </chart:title>
            <chart:grid chart:style-name="ch9" chart:class="major"/>
          </chart:axis>
          <chart:series chart:style-name="ch10" chart:values-cell-range-address="'Sharp GP2Y0A02YK0F calibration'.B40:'Sharp GP2Y0A02YK0F calibration'.B50" chart:label-cell-address="'Sharp GP2Y0A02YK0F calibration'.B39:'Sharp GP2Y0A02YK0F calibration'.B39" chart:class="chart:scatter">
            <chart:domain table:cell-range-address="'Sharp GP2Y0A02YK0F calibration'.A40:'Sharp GP2Y0A02YK0F calibration'.A50"/>
            <chart:regression-curve chart:style-name="ch11">
              <chart:equation chart:display-equation="true" chart:display-r-square="true" svg:x="2.824cm" svg:y="1.741cm"/>
            </chart:regression-curve>
            <chart:data-point chart:repeated="11"/>
          </chart:series>
          <chart:wall chart:style-name="ch12"/>
          <chart:floor chart:style-name="ch13"/>
        </chart:plot-area>
        <draw:frame draw:style-name="gr1" draw:text-style-name="P1" svg:width="1.409cm" svg:height="1.454cm" svg:x="0cm" svg:y="8.76cm">
          <draw:image xlink:href="Pictures/100002010000010000000100C5080FB260267362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m)</text:p>
                <draw:g>
                  <svg:desc>'Sharp GP2Y0A02YK0F calibration'.B39:'Sharp GP2Y0A02YK0F calibration'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6">
                <text:p>656</text:p>
                <draw:g>
                  <svg:desc>'Sharp GP2Y0A02YK0F calibration'.A40:'Sharp GP2Y0A02YK0F calibration'.A50</svg:desc>
                </draw:g>
              </table:table-cell>
              <table:table-cell office:value-type="float" office:value="120">
                <text:p>120</text:p>
                <draw:g>
                  <svg:desc>'Sharp GP2Y0A02YK0F calibration'.B40:'Sharp GP2Y0A02YK0F calibration'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">
                <text:p>6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">
                <text:p>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2">
                <text:p>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">
                <text:p>5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0">
                <text:p>4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7">
                <text:p>3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">
                <text:p>26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MacOSX_X86_64 LibreOffice_project/c838ef25c16710f8838b1faec480ebba495259d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